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8.svm"/>
  <manifest:file-entry manifest:media-type="" manifest:full-path="Pictures/TablePreview4.svm"/>
  <manifest:file-entry manifest:media-type="" manifest:full-path="Pictures/TablePreview13.svm"/>
  <manifest:file-entry manifest:media-type="" manifest:full-path="Pictures/TablePreview7.svm"/>
  <manifest:file-entry manifest:media-type="" manifest:full-path="Pictures/TablePreview3.svm"/>
  <manifest:file-entry manifest:media-type="" manifest:full-path="Pictures/TablePreview12.svm"/>
  <manifest:file-entry manifest:media-type="" manifest:full-path="Pictures/TablePreview6.svm"/>
  <manifest:file-entry manifest:media-type="image/png" manifest:full-path="Pictures/100000000000005E0000005E2FA489E1.png"/>
  <manifest:file-entry manifest:media-type="" manifest:full-path="Pictures/TablePreview2.svm"/>
  <manifest:file-entry manifest:media-type="" manifest:full-path="Pictures/TablePreview11.svm"/>
  <manifest:file-entry manifest:media-type="" manifest:full-path="Pictures/TablePreview9.svm"/>
  <manifest:file-entry manifest:media-type="" manifest:full-path="Pictures/TablePreview5.svm"/>
  <manifest:file-entry manifest:media-type="" manifest:full-path="Pictures/TablePreview1.svm"/>
  <manifest:file-entry manifest:media-type="" manifest:full-path="Pictures/TablePreview10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1.75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5.75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fo:min-height="6.828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75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2.75cm"/>
    </style:style>
    <style:style style:name="gr7" style:family="graphic" style:parent-style-name="standard">
      <style:graphic-properties draw:fill="solid" draw:fill-color="#ffffff" draw:textarea-horizontal-align="center" draw:textarea-vertical-align="middle"/>
    </style:style>
    <style:style style:name="gr8" style:family="graphic" style:parent-style-name="standard">
      <style:graphic-properties draw:fill="solid" draw:fill-color="#cccccc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b3b3b3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16.25cm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2.35cm"/>
    </style:style>
    <style:style style:name="gr15" style:family="graphic" style:parent-style-name="standard">
      <style:graphic-properties draw:fill="solid" draw:fill-color="#ffffff" draw:textarea-horizontal-align="left" draw:textarea-vertical-align="top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middle" fo:min-height="1.782cm"/>
    </style:style>
    <style:style style:name="gr19" style:family="graphic" style:parent-style-name="standard">
      <style:graphic-properties draw:fill="solid" draw:fill-color="#ffffff" draw:textarea-horizontal-align="left" draw:textarea-vertical-align="middle"/>
    </style:style>
    <style:style style:name="gr20" style:family="graphic" style:parent-style-name="standard">
      <style:graphic-properties draw:fill="solid" draw:fill-color="#ffffff" draw:textarea-horizontal-align="left" draw:textarea-vertical-align="middle"/>
    </style:style>
    <style:style style:name="gr21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fo:min-height="0.25cm"/>
    </style:style>
    <style:style style:name="gr23" style:family="graphic" style:parent-style-name="standard">
      <style:graphic-properties draw:fill="solid" draw:fill-color="#c0c0c0" draw:textarea-horizontal-align="left" draw:textarea-vertical-align="middle"/>
    </style:style>
    <style:style style:name="gr24" style:family="graphic" style:parent-style-name="standard">
      <style:graphic-properties svg:stroke-width="0.03cm" draw:marker-start-width="0.35cm" draw:marker-end-width="0.35cm" draw:fill="solid" draw:fill-color="#e6e6e6" draw:opacity="95%" draw:textarea-horizontal-align="justify" draw:textarea-vertical-align="middle" draw:auto-grow-height="false" fo:min-height="0cm" fo:min-width="0cm" fo:padding-top="0.14cm" fo:padding-bottom="0.14cm" fo:padding-left="0.265cm" fo:padding-right="0.265cm" fo:wrap-option="no-wrap" draw:shadow-opacity="95%"/>
    </style:style>
    <style:style style:name="gr2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solid" svg:stroke-color="#000000" draw:fill="solid" draw:fill-color="#c0c0c0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stroke="solid" svg:stroke-color="#000000" draw:fill="solid" draw:fill-color="#c0c0c0" draw:textarea-horizontal-align="left" draw:auto-grow-height="true" draw:auto-grow-width="true" fo:min-height="0.25cm" fo:min-width="0cm"/>
    </style:style>
    <style:style style:name="gr28" style:family="graphic" style:parent-style-name="standard">
      <style:graphic-properties draw:stroke="none" svg:stroke-color="#000000" draw:fill="none" draw:fill-color="#ffffff" fo:min-height="0.75cm"/>
    </style:style>
    <style:style style:name="gr29" style:family="graphic" style:parent-style-name="standard">
      <style:graphic-properties draw:fill="bitmap" draw:fill-color="#006b6b" draw:fill-hatch-name="Black_20_-45_20_Degrees" draw:fill-image-name="Sky" draw:textarea-horizontal-align="center" draw:textarea-vertical-align="middle"/>
    </style:style>
    <style:style style:name="gr30" style:family="graphic" style:parent-style-name="standard">
      <style:graphic-properties draw:fill="solid" draw:fill-color="#e6e6ff" draw:textarea-horizontal-align="center" draw:textarea-vertical-align="middle"/>
    </style:style>
    <style:style style:name="gr31" style:family="graphic" style:parent-style-name="standard">
      <style:graphic-properties draw:fill="solid" draw:fill-color="#ffffff" draw:textarea-horizontal-align="left" draw:textarea-vertical-align="top"/>
    </style:style>
    <style:style style:name="gr32" style:family="graphic" style:parent-style-name="standard">
      <style:graphic-properties draw:stroke="solid" svg:stroke-color="#000000" draw:fill="solid" draw:fill-color="#c0c0c0" draw:textarea-horizontal-align="left" draw:auto-grow-height="true" draw:auto-grow-width="true" fo:min-height="0cm" fo:min-width="1cm"/>
    </style:style>
    <style:style style:name="co1" style:family="table-column">
      <style:table-column-properties style:column-width="2.891cm" style:use-optimal-column-width="false"/>
    </style:style>
    <style:style style:name="co2" style:family="table-column">
      <style:table-column-properties style:column-width="2.174cm" style:use-optimal-column-width="false"/>
    </style:style>
    <style:style style:name="co3" style:family="table-column">
      <style:table-column-properties style:column-width="2.807cm" style:use-optimal-column-width="false"/>
    </style:style>
    <style:style style:name="co4" style:family="table-column">
      <style:table-column-properties style:column-width="2.643cm" style:use-optimal-column-width="false"/>
    </style:style>
    <style:style style:name="co5" style:family="table-column">
      <style:table-column-properties style:column-width="2.746cm" style:use-optimal-column-width="false"/>
    </style:style>
    <style:style style:name="co6" style:family="table-column">
      <style:table-column-properties style:column-width="2.126cm" style:use-optimal-column-width="false"/>
    </style:style>
    <style:style style:name="co7" style:family="table-column">
      <style:table-column-properties style:column-width="2.387cm" style:use-optimal-column-width="false"/>
    </style:style>
    <style:style style:name="co8" style:family="table-column">
      <style:table-column-properties style:column-width="9.98cm" style:use-optimal-column-width="false"/>
    </style:style>
    <style:style style:name="co9" style:family="table-column">
      <style:table-column-properties style:column-width="3.475cm" style:use-optimal-column-width="false"/>
    </style:style>
    <style:style style:name="co10" style:family="table-column">
      <style:table-column-properties style:column-width="9.264cm" style:use-optimal-column-width="false"/>
    </style:style>
    <style:style style:name="co11" style:family="table-column">
      <style:table-column-properties style:column-width="3.604cm" style:use-optimal-column-width="false"/>
    </style:style>
    <style:style style:name="co12" style:family="table-column">
      <style:table-column-properties style:column-width="4.42cm" style:use-optimal-column-width="false"/>
    </style:style>
    <style:style style:name="co13" style:family="table-column">
      <style:table-column-properties style:column-width="2.577cm" style:use-optimal-column-width="false"/>
    </style:style>
    <style:style style:name="co14" style:family="table-column">
      <style:table-column-properties style:column-width="3.086cm" style:use-optimal-column-width="false"/>
    </style:style>
    <style:style style:name="co15" style:family="table-column">
      <style:table-column-properties style:column-width="3.083cm" style:use-optimal-column-width="false"/>
    </style:style>
    <style:style style:name="co16" style:family="table-column">
      <style:table-column-properties style:column-width="4.125cm" style:use-optimal-column-width="false"/>
    </style:style>
    <style:style style:name="co17" style:family="table-column">
      <style:table-column-properties style:column-width="4.421cm" style:use-optimal-column-width="false"/>
    </style:style>
    <style:style style:name="co18" style:family="table-column">
      <style:table-column-properties style:column-width="4.778cm" style:use-optimal-column-width="false"/>
    </style:style>
    <style:style style:name="co19" style:family="table-column">
      <style:table-column-properties style:column-width="4.691cm" style:use-optimal-column-width="false"/>
    </style:style>
    <style:style style:name="co20" style:family="table-column">
      <style:table-column-properties style:column-width="7.742cm" style:use-optimal-column-width="false"/>
    </style:style>
    <style:style style:name="co21" style:family="table-column">
      <style:table-column-properties style:column-width="3.701cm" style:use-optimal-column-width="false"/>
    </style:style>
    <style:style style:name="co22" style:family="table-column">
      <style:table-column-properties style:column-width="3.918cm" style:use-optimal-column-width="false"/>
    </style:style>
    <style:style style:name="co23" style:family="table-column">
      <style:table-column-properties style:column-width="7.881cm" style:use-optimal-column-width="false"/>
    </style:style>
    <style:style style:name="co24" style:family="table-column">
      <style:table-column-properties style:column-width="5.188cm" style:use-optimal-column-width="false"/>
    </style:style>
    <style:style style:name="co25" style:family="table-column">
      <style:table-column-properties style:column-width="5.566cm" style:use-optimal-column-width="false"/>
    </style:style>
    <style:style style:name="co26" style:family="table-column">
      <style:table-column-properties style:column-width="3.505cm" style:use-optimal-column-width="false"/>
    </style:style>
    <style:style style:name="co27" style:family="table-column">
      <style:table-column-properties style:column-width="1.856cm" style:use-optimal-column-width="false"/>
    </style:style>
    <style:style style:name="co28" style:family="table-column">
      <style:table-column-properties style:column-width="2.167cm" style:use-optimal-column-width="false"/>
    </style:style>
    <style:style style:name="co29" style:family="table-column">
      <style:table-column-properties style:column-width="3.53cm" style:use-optimal-column-width="false"/>
    </style:style>
    <style:style style:name="co30" style:family="table-column">
      <style:table-column-properties style:column-width="3.161cm" style:use-optimal-column-width="false"/>
    </style:style>
    <style:style style:name="co31" style:family="table-column">
      <style:table-column-properties style:column-width="4.158cm" style:use-optimal-column-width="false"/>
    </style:style>
    <style:style style:name="co32" style:family="table-column">
      <style:table-column-properties style:column-width="3.184cm" style:use-optimal-column-width="false"/>
    </style:style>
    <style:style style:name="co33" style:family="table-column">
      <style:table-column-properties style:column-width="3.67cm" style:use-optimal-column-width="false"/>
    </style:style>
    <style:style style:name="co34" style:family="table-column">
      <style:table-column-properties style:column-width="8.306cm" style:use-optimal-column-width="false"/>
    </style:style>
    <style:style style:name="co35" style:family="table-column">
      <style:table-column-properties style:column-width="3.126cm" style:use-optimal-column-width="false"/>
    </style:style>
    <style:style style:name="co36" style:family="table-column">
      <style:table-column-properties style:column-width="3.067cm" style:use-optimal-column-width="false"/>
    </style:style>
    <style:style style:name="co37" style:family="table-column">
      <style:table-column-properties style:column-width="6.039cm" style:use-optimal-column-width="false"/>
    </style:style>
    <style:style style:name="co38" style:family="table-column">
      <style:table-column-properties style:column-width="3.848cm" style:use-optimal-column-width="false"/>
    </style:style>
    <style:style style:name="ro1" style:family="table-row">
      <style:table-row-properties style:row-height="1.395cm"/>
    </style:style>
    <style:style style:name="ro2" style:family="table-row">
      <style:table-row-properties style:row-height="0.949cm"/>
    </style:style>
    <style:style style:name="ro3" style:family="table-row">
      <style:table-row-properties style:row-height="1.014cm"/>
    </style:style>
    <style:style style:name="ro4" style:family="table-row">
      <style:table-row-properties style:row-height="0.6cm"/>
    </style:style>
    <style:style style:name="ro5" style:family="table-row">
      <style:table-row-properties style:row-height="1.121cm"/>
    </style:style>
    <style:style style:name="ro6" style:family="table-row">
      <style:table-row-properties style:row-height="1.12cm"/>
    </style:style>
    <style:style style:name="ro7" style:family="table-row">
      <style:table-row-properties style:row-height="0.768cm"/>
    </style:style>
    <style:style style:name="ro8" style:family="table-row">
      <style:table-row-properties style:row-height="0.973cm"/>
    </style:style>
    <style:style style:name="ro9" style:family="table-row">
      <style:table-row-properties style:row-height="1.21cm"/>
    </style:style>
    <style:style style:name="ro10" style:family="table-row">
      <style:table-row-properties style:row-height="1.212cm"/>
    </style:style>
    <style:style style:name="ro11" style:family="table-row">
      <style:table-row-properties style:row-height="1.08cm"/>
    </style:style>
    <style:style style:name="ro12" style:family="table-row">
      <style:table-row-properties style:row-height="0.954cm"/>
    </style:style>
    <style:style style:name="ce1" style:family="table-cell">
      <style:graphic-properties style:repeat="repeat"/>
      <style:text-properties fo:font-size="10pt" fo:font-weight="bold" style:font-size-asian="10pt" style:font-size-complex="10pt"/>
    </style:style>
    <style:style style:name="ce2" style:family="table-cell">
      <style:graphic-properties style:repeat="repeat"/>
      <style:text-properties fo:font-size="14pt" fo:font-weight="bold" style:font-size-asian="14pt" style:font-weight-asian="bold" style:font-size-complex="14pt" style:font-weight-complex="bold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text-properties fo:font-size="12pt" style:font-size-asian="18pt" style:font-size-complex="18pt"/>
    </style:style>
    <style:style style:name="ce5" style:family="table-cell">
      <style:graphic-properties style:repeat="repeat" fo:padding-top="0.1cm" fo:padding-bottom="0.1cm" fo:padding-left="0.1cm" fo:padding-right="0.1cm"/>
      <style:text-properties fo:color="#0047ff" fo:font-size="12pt" style:text-underline-style="solid" style:text-underline-width="auto" style:text-underline-color="font-color" style:font-size-asian="18pt" style:font-size-complex="18pt"/>
    </style:style>
    <style:style style:name="ce6" style:family="table-cell">
      <style:graphic-properties style:repeat="repeat"/>
      <style:text-properties fo:font-size="12pt" style:font-size-asian="12pt" style:font-size-complex="12pt"/>
    </style:style>
    <style:style style:name="ce7" style:family="table-cell">
      <style:graphic-properties style:repeat="repeat" fo:padding-top="0.1cm" fo:padding-bottom="0.1cm" fo:padding-left="0.1cm" fo:padding-right="0.1cm"/>
      <style:text-properties fo:color="#0047ff" fo:font-size="12pt" style:text-underline-style="solid" style:text-underline-width="auto" style:text-underline-color="font-color" fo:font-weight="normal" style:font-size-asian="12pt" style:font-size-complex="12pt"/>
    </style:style>
    <style:style style:name="ce8" style:family="table-cell">
      <style:graphic-properties style:repeat="repeat" fo:padding-top="0.1cm" fo:padding-bottom="0.1cm" fo:padding-left="0.1cm" fo:padding-right="0.1cm"/>
      <style:text-properties fo:color="#0047ff" fo:font-size="12pt" style:text-underline-style="solid" style:text-underline-width="auto" style:text-underline-color="font-color" fo:font-weight="normal" style:font-size-asian="18pt" style:font-size-complex="18pt"/>
    </style:style>
    <style:style style:name="ce9" style:family="table-cell">
      <style:graphic-properties style:repeat="repeat" fo:padding-top="0.1cm" fo:padding-bottom="0.1cm" fo:padding-left="0.1cm" fo:padding-right="0.1cm"/>
      <style:text-properties fo:font-size="14pt" fo:font-weight="bold" style:font-size-asian="18pt" style:font-size-complex="18pt"/>
    </style:style>
    <style:style style:name="ce10" style:family="table-cell">
      <style:graphic-properties style:repeat="repeat" fo:padding-top="0.1cm" fo:padding-bottom="0.1cm" fo:padding-left="0.1cm" fo:padding-right="0.1cm"/>
      <style:text-properties fo:font-size="12pt" style:font-size-asian="12pt" style:font-size-complex="12pt"/>
    </style:style>
    <style:style style:name="ce11" style:family="table-cell">
      <style:graphic-properties style:repeat="repeat" fo:padding-top="0.1cm" fo:padding-bottom="0.1cm" fo:padding-left="0.1cm" fo:padding-right="0.1cm"/>
      <style:text-properties fo:font-size="12pt" style:font-size-asian="18pt" style:font-size-complex="18pt"/>
    </style:style>
    <style:style style:name="ce12" style:family="table-cell">
      <style:graphic-properties style:repeat="repeat" fo:padding-top="0.1cm" fo:padding-bottom="0.1cm" fo:padding-left="0.1cm" fo:padding-right="0.1cm"/>
      <style:text-properties fo:font-family="Arial" style:font-family-generic="swiss" style:font-pitch="variable" fo:font-size="12pt" style:font-size-asian="18pt" style:font-size-complex="18pt"/>
    </style:style>
    <style:style style:name="ce13" style:family="table-cell">
      <style:graphic-properties style:repeat="repeat" fo:padding-top="0.1cm" fo:padding-bottom="0.1cm" fo:padding-left="0.1cm" fo:padding-right="0.1cm"/>
      <style:text-properties fo:color="#0000ff" fo:font-size="12pt" style:text-underline-style="solid" style:text-underline-width="auto" style:text-underline-color="font-color" style:font-size-asian="18pt" style:font-size-complex="18pt"/>
    </style:style>
    <style:style style:name="ce14" style:family="table-cell">
      <style:graphic-properties style:repeat="repeat" fo:padding-top="0.1cm" fo:padding-bottom="0.1cm" fo:padding-left="0.1cm" fo:padding-right="0.1cm"/>
      <style:text-properties fo:color="#000000" fo:font-size="12pt" style:text-underline-style="none" style:font-size-asian="18pt" style:font-size-complex="18pt"/>
    </style:style>
    <style:style style:name="ce15" style:family="table-cell">
      <style:graphic-properties style:repeat="repeat"/>
      <style:text-properties fo:color="#0000ff" style:text-underline-style="solid" style:text-underline-width="auto" style:text-underline-color="font-color"/>
    </style:style>
    <style:style style:name="ce16" style:family="table-cell">
      <style:graphic-properties style:repeat="repeat" fo:padding-top="0.1cm" fo:padding-bottom="0.1cm" fo:padding-left="0.1cm" fo:padding-right="0.1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>
      <style:graphic-properties draw:fill="solid" style:repeat="repeat" fo:padding-top="0.1cm" fo:padding-bottom="0.1cm" fo:padding-left="0.1cm" fo:padding-right="0.1cm"/>
      <style:text-properties fo:color="#0000ff" fo:font-size="12pt" style:text-underline-style="solid" style:text-underline-width="auto" style:text-underline-color="font-color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>
      <style:text-properties fo:color="#0000ff" fo:font-size="12pt" style:text-underline-style="solid" style:text-underline-width="auto" style:text-underline-color="font-color" style:font-size-asian="12pt" style:font-size-complex="12pt"/>
    </style:style>
    <style:style style:name="P8" style:family="paragraph">
      <style:paragraph-properties fo:line-height="100%" fo:text-align="center"/>
    </style:style>
    <style:style style:name="P9" style:family="paragraph">
      <style:paragraph-properties fo:line-height="100%" fo:text-align="start"/>
    </style:style>
    <style:style style:name="P10" style:family="paragraph">
      <style:paragraph-properties fo:line-height="150%" fo:text-align="start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style:paragraph-properties fo:text-align="center"/>
      <style:text-properties fo:font-size="12pt" style:font-size-asian="14pt" style:font-size-complex="14pt"/>
    </style:style>
    <style:style style:name="P14" style:family="paragraph">
      <style:paragraph-properties fo:line-height="100%" fo:text-align="center"/>
      <style:text-properties fo:font-size="12pt" style:font-size-asian="14pt" style:font-size-complex="14pt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style:text-properties fo:color="#0047ff" fo:font-size="10pt" style:text-underline-style="solid" style:text-underline-width="auto" style:text-underline-color="font-color" style:font-size-asian="10pt" style:font-size-complex="10pt"/>
    </style:style>
    <style:style style:name="P18" style:family="paragraph">
      <style:text-properties fo:font-size="14pt" fo:font-weight="bold" style:font-size-asian="14pt" style:font-size-complex="14pt"/>
    </style:style>
    <style:style style:name="P19" style:family="paragraph">
      <style:text-properties fo:font-size="12pt" fo:font-weight="bold" style:font-size-asian="12pt" style:font-size-complex="12pt"/>
    </style:style>
    <style:style style:name="P20" style:family="paragraph">
      <style:paragraph-properties fo:text-align="center"/>
      <style:text-properties fo:font-size="10pt" style:font-size-asian="10pt" style:font-size-complex="10pt"/>
    </style:style>
    <style:style style:name="P21" style:family="paragraph">
      <style:text-properties fo:color="#0000ff" fo:font-size="14pt" style:text-underline-style="solid" style:text-underline-width="auto" style:text-underline-color="font-color" style:font-size-asian="14pt" style:font-size-complex="14pt"/>
    </style:style>
    <style:style style:name="P22" style:family="paragraph">
      <style:paragraph-properties fo:text-align="start"/>
      <style:text-properties fo:font-size="10pt" style:font-size-asian="10pt" style:font-size-complex="10pt"/>
    </style:style>
    <style:style style:name="P23" style:family="paragraph">
      <style:text-properties fo:font-size="12pt" fo:font-weight="bold" style:font-size-asian="12pt" style:font-weight-asian="bold" style:font-size-complex="12pt" style:font-weight-complex="bold"/>
    </style:style>
    <style:style style:name="P24" style:family="paragraph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0000ff"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ff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7" style:family="text">
      <style:text-properties fo:color="#000000" fo:font-size="12pt" fo:text-shadow="none" style:text-underline-style="none" fo:font-weight="bold" style:font-size-asian="12pt" style:font-weight-asian="bold" style:font-size-complex="12pt" style:font-weight-complex="bold"/>
    </style:style>
    <style:style style:name="T8" style:family="text">
      <style:text-properties fo:color="#0000ff" fo:font-size="12pt" fo:text-shadow="none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9" style:family="text">
      <style:text-properties fo:color="#9966cc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4pt" fo:font-weight="bold" style:font-size-asian="18pt" style:font-size-complex="18pt"/>
    </style:style>
    <style:style style:name="T12" style:family="text">
      <style:text-properties fo:font-size="12pt" style:font-size-asian="18pt" style:font-size-complex="18pt"/>
    </style:style>
    <style:style style:name="T13" style:family="text">
      <style:text-properties fo:color="#0047ff" fo:font-size="12pt" style:text-underline-style="solid" style:text-underline-width="auto" style:text-underline-color="font-color" fo:font-weight="normal"/>
    </style:style>
    <style:style style:name="T14" style:family="text">
      <style:text-properties fo:font-size="12pt" style:font-size-asian="14pt" style:font-size-complex="14pt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color="#9966cc" fo:font-size="12pt" style:text-underline-style="solid" style:text-underline-width="auto" style:text-underline-color="font-color" style:font-size-asian="12pt" style:font-size-complex="12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color="#0047ff" fo:font-size="10pt" style:text-underline-style="solid" style:text-underline-width="auto" style:text-underline-color="font-color" style:font-size-asian="10pt" style:font-size-complex="10pt"/>
    </style:style>
    <style:style style:name="T19" style:family="text">
      <style:text-properties fo:color="#0047ff" fo:font-size="12pt" style:text-underline-style="solid" style:text-underline-width="auto" style:text-underline-color="font-color" style:font-size-asian="18pt" style:font-size-complex="18pt"/>
    </style:style>
    <style:style style:name="T20" style:family="text">
      <style:text-properties fo:font-family="Arial" style:font-family-generic="swiss" style:font-pitch="variable" fo:font-size="12pt" style:font-size-asian="18pt" style:font-size-complex="18pt"/>
    </style:style>
    <style:style style:name="T21" style:family="text">
      <style:text-properties fo:color="#0000ff" fo:font-size="12pt" style:text-underline-style="solid" style:text-underline-width="auto" style:text-underline-color="font-color" style:font-size-asian="18pt" style:font-size-complex="18pt"/>
    </style:style>
    <style:style style:name="T22" style:family="text">
      <style:text-properties fo:font-size="14pt" fo:font-weight="bold" style:font-size-asian="14pt" style:font-size-complex="14pt"/>
    </style:style>
    <style:style style:name="T23" style:family="text">
      <style:text-properties fo:color="#0000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4" style:family="text">
      <style:text-properties fo:color="#000000" fo:font-size="12pt" style:text-underline-style="none" style:font-size-asian="18pt" style:font-size-complex="18pt"/>
    </style:style>
    <style:style style:name="T25" style:family="text">
      <style:text-properties fo:font-size="12pt" fo:font-weight="bold" style:font-size-asian="12pt" style:font-size-complex="12pt"/>
    </style:style>
    <style:style style:name="T26" style:family="text">
      <style:text-properties fo:color="#0000ff" fo:font-size="14pt" style:text-underline-style="solid" style:text-underline-width="auto" style:text-underline-color="font-color" style:font-size-asian="14pt" style:font-size-complex="14pt"/>
    </style:style>
    <style:style style:name="T27" style:family="text">
      <style:text-properties fo:color="#0000f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8" style:family="text">
      <style:text-properties fo:font-size="14pt" fo:font-weight="bold" style:font-size-asian="14pt" style:font-weight-asian="bold" style:font-size-complex="14pt" style:font-weight-complex="bold"/>
    </style:style>
    <style:style style:name="T29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26cm" svg:height="16cm" svg:x="1cm" svg:y="4cm">
          <text:p/>
        </draw:rect>
        <draw:rect draw:style-name="gr1" draw:text-style-name="P1" draw:layer="layout" svg:width="26cm" svg:height="2cm" svg:x="1cm" svg:y="0.9cm">
          <text:p/>
        </draw:rect>
        <draw:rect draw:style-name="gr1" draw:text-style-name="P1" draw:layer="layout" svg:width="26cm" svg:height="1.1cm" svg:x="1cm" svg:y="2.9cm">
          <text:p/>
        </draw:rect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frame draw:style-name="gr3" draw:text-style-name="P2" draw:layer="layout" svg:width="26cm" svg:height="16cm" svg:x="1cm" svg:y="4cm">
          <draw:text-box>
            <text:p text:style-name="P1"><text:span text:style-name="T1">Content area</text:span></text:p>
          </draw:text-box>
        </draw:frame>
        <draw:rect draw:style-name="gr1" draw:text-style-name="P1" draw:layer="layout" svg:width="5cm" svg:height="7cm" svg:x="21.5cm" svg:y="5.5cm">
          <text:p/>
        </draw:rect>
        <draw:frame draw:style-name="gr4" draw:text-style-name="P4" draw:layer="layout" svg:width="5cm" svg:height="7.078cm" svg:x="21.5cm" svg:y="5.422cm">
          <draw:text-box>
            <text:p text:style-name="P3"><text:span text:style-name="T1">Login box</text:span></text:p>
          </draw:text-box>
        </draw:frame>
        <draw:frame draw:style-name="gr5" draw:text-style-name="P2" draw:layer="layout" svg:width="26cm" svg:height="1.136cm" svg:x="1cm" svg:y="2.932cm">
          <draw:text-box>
            <text:p text:style-name="P1"><text:span text:style-name="T1">Header</text:span></text:p>
          </draw:text-box>
        </draw:frame>
      </draw:page>
      <draw:page draw:name="page2" draw:style-name="dp1" draw:master-page-name="Standard">
        <office:forms form:automatic-focus="false" form:apply-design-mode="false"/>
        <draw:rect draw:style-name="gr1" draw:text-style-name="P1" draw:layer="layout" svg:width="26cm" svg:height="16cm" svg:x="1cm" svg:y="4cm">
          <text:p/>
        </draw:rect>
        <draw:rect draw:style-name="gr1" draw:text-style-name="P1" draw:layer="layout" svg:width="26cm" svg:height="2cm" svg:x="1cm" svg:y="0.9cm">
          <text:p/>
        </draw:rect>
        <draw:rect draw:style-name="gr1" draw:text-style-name="P1" draw:layer="layout" svg:width="26cm" svg:height="1.1cm" svg:x="1cm" svg:y="2.9cm">
          <text:p/>
        </draw:rect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frame draw:style-name="gr6" draw:text-style-name="P2" draw:layer="layout" svg:width="26cm" svg:height="3cm" svg:x="1cm" svg:y="4cm">
          <draw:text-box>
            <text:p text:style-name="P1"><text:span text:style-name="T1">Welcome message</text:span></text:p>
          </draw:text-box>
        </draw:frame>
        <draw:rect draw:style-name="gr1" draw:text-style-name="P1" draw:layer="layout" svg:width="5cm" svg:height="7cm" svg:x="21.5cm" svg:y="5.5cm">
          <text:p/>
        </draw:rect>
        <draw:rect draw:style-name="gr7" draw:text-style-name="P5" draw:layer="layout" svg:width="4cm" svg:height="0.5cm" svg:x="22cm" svg:y="8cm">
          <text:p text:style-name="P3"><text:span text:style-name="T2">User name</text:span></text:p>
        </draw:rect>
        <draw:rect draw:style-name="gr7" draw:text-style-name="P5" draw:layer="layout" svg:width="4cm" svg:height="0.5cm" svg:x="22cm" svg:y="9cm">
          <text:p text:style-name="P3"><text:span text:style-name="T2">Password</text:span></text:p>
        </draw:rect>
        <draw:rect draw:style-name="gr8" draw:text-style-name="P6" draw:layer="layout" svg:width="2.5cm" svg:height="0.5cm" svg:x="23.5cm" svg:y="10cm">
          <text:p text:style-name="P1"><text:span text:style-name="T3">Submit</text:span></text:p>
        </draw:rect>
        <draw:frame draw:style-name="gr5" draw:text-style-name="P4" draw:layer="layout" svg:width="4cm" svg:height="1.136cm" svg:x="21.5cm" svg:y="5.864cm">
          <draw:text-box>
            <text:p text:style-name="P3"><text:span text:style-name="T1">Log in:</text:span></text:p>
          </draw:text-box>
        </draw:frame>
        <draw:frame draw:style-name="gr9" draw:text-style-name="P7" draw:layer="layout" svg:width="3cm" svg:height="0.75cm" svg:x="24cm" svg:y="3.25cm">
          <draw:text-box>
            <text:p><text:span text:style-name="T4">Impressum</text:span></text:p>
          </draw:text-box>
        </draw:frame>
        <draw:frame draw:style-name="gr9" draw:text-style-name="P7" draw:layer="layout" svg:width="4cm" svg:height="0.75cm" svg:x="19.7cm" svg:y="3.25cm">
          <draw:text-box>
            <text:p><text:span text:style-name="T4">Terms of Service</text:span></text:p>
          </draw:text-box>
        </draw:frame>
        <draw:frame draw:style-name="gr9" draw:text-style-name="P7" draw:layer="layout" svg:width="1.5cm" svg:height="0.75cm" svg:x="17.5cm" svg:y="3.25cm">
          <draw:text-box>
            <text:p><text:span text:style-name="T4">Help</text:span></text:p>
          </draw:text-box>
        </draw:frame>
        <draw:frame draw:style-name="gr9" draw:text-style-name="P7" draw:layer="layout" svg:width="2.5cm" svg:height="0.75cm" svg:x="1.5cm" svg:y="3.2cm">
          <draw:text-box>
            <text:p><text:span text:style-name="T4">Welcome</text:span></text:p>
          </draw:text-box>
        </draw:frame>
        <draw:frame draw:style-name="gr9" draw:text-style-name="P7" draw:layer="layout" svg:width="5.5cm" svg:height="0.75cm" svg:x="21.5cm" svg:y="10.75cm">
          <draw:text-box>
            <text:p><text:span text:style-name="T4">Forgot your password?</text:span></text:p>
          </draw:text-box>
        </draw:frame>
        <draw:frame draw:style-name="gr9" draw:text-style-name="P7" draw:layer="layout" svg:width="2.5cm" svg:height="0.75cm" svg:x="24.3cm" svg:y="11.75cm">
          <draw:text-box>
            <text:p><text:span text:style-name="T4">Register</text:span></text:p>
          </draw:text-box>
        </draw:frame>
      </draw:page>
      <draw:page draw:name="page3" draw:style-name="dp1" draw:master-page-name="Standard">
        <office:forms form:automatic-focus="false" form:apply-design-mode="false"/>
        <draw:rect draw:style-name="gr1" draw:text-style-name="P1" draw:layer="layout" svg:width="19.5cm" svg:height="16.5cm" svg:x="7cm" svg:y="4cm">
          <text:p/>
        </draw:rect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27cm" svg:y1="3.9cm" svg:x2="27cm" svg:y2="20.4cm">
          <text:p/>
        </draw:line>
        <draw:line draw:style-name="gr10" draw:text-style-name="P1" draw:layer="layout" svg:x1="26.5cm" svg:y1="3.9cm" svg:x2="26.5cm" svg:y2="20.4cm">
          <text:p/>
        </draw:line>
        <draw:line draw:style-name="gr10" draw:text-style-name="P1" draw:layer="layout" svg:x1="27cm" svg:y1="4.53cm" svg:x2="26.5cm" svg:y2="4.53cm">
          <text:p/>
        </draw:line>
        <draw:custom-shape draw:style-name="gr11" draw:text-style-name="P1" draw:layer="layout" svg:width="0.304cm" svg:height="0.327cm" svg:x="26.601cm" svg:y="19.96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8.9cm">
          <text:p/>
        </draw:rect>
        <draw:line draw:style-name="gr10" draw:text-style-name="P1" draw:layer="layout" svg:x1="27cm" svg:y1="19.9cm" svg:x2="26.5cm" svg:y2="19.9cm">
          <text:p/>
        </draw:line>
        <draw:custom-shape draw:style-name="gr11" draw:text-style-name="P1" draw:layer="layout" svg:width="0.304cm" svg:height="0.327cm" svg:x="26.598cm" svg:y="4.0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1" draw:layer="layout" svg:x1="27cm" svg:y1="3.9cm" svg:x2="27cm" svg:y2="20.4cm">
          <text:p/>
        </draw:line>
        <draw:frame draw:style-name="gr13" draw:text-style-name="P2" draw:layer="layout" svg:width="19.5cm" svg:height="16.5cm" svg:x="7.5cm" svg:y="3.9cm">
          <draw:text-box>
            <text:p text:style-name="P1"><text:span text:style-name="T1">Content area</text:span></text:p>
          </draw:text-box>
        </draw:frame>
        <draw:frame draw:style-name="gr13" draw:text-style-name="P2" draw:layer="layout" svg:width="19.5cm" svg:height="16.5cm" svg:x="7.5cm" svg:y="3.9cm">
          <draw:text-box>
            <text:p text:style-name="P1"><text:span text:style-name="T1">Content area</text:span></text:p>
          </draw:text-box>
        </draw:frame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" draw:text-style-name="P1" draw:layer="layout" svg:width="6cm" svg:height="16.5cm" svg:x="1cm" svg:y="4cm">
          <text:p/>
        </draw:rect>
        <draw:frame draw:style-name="gr14" draw:text-style-name="P2" draw:layer="layout" svg:width="6cm" svg:height="2.6cm" svg:x="1cm" svg:y="3.9cm">
          <draw:text-box>
            <text:p text:style-name="P1"><text:span text:style-name="T1">Navigation</text:span></text:p>
            <text:p text:style-name="P8"><text:span text:style-name="T1">menu</text:span></text:p>
          </draw:text-box>
        </draw:frame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</draw:page>
      <draw:page draw:name="page4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20.5cm" svg:x2="27cm" svg:y2="20.5cm">
          <text:p/>
        </draw:line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9"><text:span text:style-name="T5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Edit Tenants</text:span></text:p>
          <text:p text:style-name="P9"><text:span text:style-name="T4">&gt;&gt;Approve Tenants</text:span></text:p>
          <text:p text:style-name="P9"><text:span text:style-name="T4">&gt;&gt;Create Tenant</text:span></text:p>
          <text:p text:style-name="P9"><text:span text:style-name="T4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  <text:p text:style-name="P3"><text:span text:style-name="T4">&gt;&gt;System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6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7" draw:text-style-name="P1" draw:layer="layout" svg:width="18.5cm" svg:height="16.5cm" svg:x="8cm" svg:y="4cm">
          <text:p text:style-name="P1"><text:span text:style-name="T1">Content area</text:span></text:p>
        </draw:rect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5" draw:style-name="dp1" draw:master-page-name="Standard">
        <office:forms form:automatic-focus="false" form:apply-design-mode="false"/>
        <draw:frame draw:style-name="gr16" draw:layer="layout" svg:width="4.536cm" svg:height="0.963cm" svg:x="8cm" svg:y="1.534cm">
          <draw:text-box>
            <text:p>My work items</text:p>
          </draw:text-box>
        </draw:frame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9"><text:span text:style-name="T5">Workflow participation</text:span></text:p>
          <text:p text:style-name="P10"><text:span text:style-name="T9">&gt;&gt;My Workitems [2]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7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6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custom-shape draw:style-name="gr17" draw:text-style-name="P1" draw:layer="layout" svg:width="0.5cm" svg:height="0.5cm" svg:x="9.266cm" svg:y="9.86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5.667cm" svg:height="0.64cm" svg:x="9.766cm" svg:y="9.86cm">
          <draw:text-box>
            <text:p><text:span text:style-name="T10">Show work items from all tenants</text:span></text:p>
          </draw:text-box>
        </draw:frame>
        <draw:frame draw:style-name="standard" draw:layer="layout" svg:width="17.773cm" svg:height="5.994cm" svg:x="8.39cm" svg:y="9.229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><text:span text:style-name="T11">Name</text:span></text:p>
              </table:table-cell>
              <table:table-cell>
                <text:p><text:span text:style-name="T11">Tenant</text:span></text:p>
              </table:table-cell>
              <table:table-cell>
                <text:p><text:span text:style-name="T11">Date received</text:span></text:p>
              </table:table-cell>
              <table:table-cell>
                <text:p><text:span text:style-name="T11">Status</text:span></text:p>
              </table:table-cell>
              <table:table-cell table:style-name="ce2"/>
              <table:table-cell table:style-name="ce3"/>
              <table:table-cell table:style-name="ce3"/>
            </table:table-row>
            <table:table-row table:style-name="ro2" table:default-cell-style-name="ce4">
              <table:table-cell>
                <text:p><text:span text:style-name="T12">Send email</text:span></text:p>
              </table:table-cell>
              <table:table-cell>
                <text:p><text:span text:style-name="T12">Bosch</text:span></text:p>
              </table:table-cell>
              <table:table-cell>
                <text:p><text:span text:style-name="T12">2008/16/04</text:span></text:p>
              </table:table-cell>
              <table:table-cell>
                <text:p><text:span text:style-name="T12">Done</text:span></text:p>
              </table:table-cell>
              <table:table-cell table:style-name="ce5"/>
              <table:table-cell table:style-name="ce3"/>
              <table:table-cell table:style-name="ce5"/>
            </table:table-row>
            <table:table-row table:style-name="ro2" table:default-cell-style-name="ce4">
              <table:table-cell>
                <text:p><text:span text:style-name="T12">Send invoice</text:span></text:p>
              </table:table-cell>
              <table:table-cell>
                <text:p><text:span text:style-name="T12">Bosch</text:span></text:p>
              </table:table-cell>
              <table:table-cell table:style-name="ce6">
                <text:p><text:span text:style-name="T2">2008/16/04</text:span></text:p>
              </table:table-cell>
              <table:table-cell>
                <text:p><text:span text:style-name="T12">In progress</text:span></text:p>
              </table:table-cell>
              <table:table-cell table:style-name="ce7">
                <text:p><text:span text:style-name="T2">2008/16/04</text:span></text:p>
              </table:table-cell>
              <table:table-cell table:style-name="ce8">
                <text:p><text:span text:style-name="T13">Work on it</text:span></text:p>
              </table:table-cell>
              <table:table-cell table:style-name="ce8">
                <text:p><text:span text:style-name="T13">Mark as done</text:span></text:p>
              </table:table-cell>
            </table:table-row>
            <table:table-row table:style-name="ro3" table:default-cell-style-name="ce4">
              <table:table-cell>
                <text:p><text:span text:style-name="T12">Review manual</text:span></text:p>
              </table:table-cell>
              <table:table-cell>
                <text:p><text:span text:style-name="T12">Daimler</text:span></text:p>
              </table:table-cell>
              <table:table-cell>
                <text:p><text:span text:style-name="T12">2008/18/04</text:span></text:p>
              </table:table-cell>
              <table:table-cell>
                <text:p><text:span text:style-name="T12">New</text:span></text:p>
              </table:table-cell>
              <table:table-cell table:style-name="ce8">
                <text:p><text:span text:style-name="T12">2008/18/04</text:span></text:p>
              </table:table-cell>
              <table:table-cell table:style-name="ce8">
                <text:p><text:span text:style-name="T13">Work on it</text:span></text:p>
              </table:table-cell>
              <table:table-cell table:style-name="ce8"/>
            </table:table-row>
            <table:table-row table:style-name="ro4" table:default-cell-style-name="ce4">
              <table:table-cell>
                <text:p><text:span text:style-name="T12">Review specification</text:span></text:p>
              </table:table-cell>
              <table:table-cell>
                <text:p><text:span text:style-name="T12">Daimler</text:span></text:p>
              </table:table-cell>
              <table:table-cell>
                <text:p><text:span text:style-name="T12">2008/18/04</text:span></text:p>
              </table:table-cell>
              <table:table-cell>
                <text:p><text:span text:style-name="T12">New</text:span></text:p>
              </table:table-cell>
              <table:table-cell table:style-name="ce8">
                <text:p><text:span text:style-name="T12">2008/18/04</text:span></text:p>
              </table:table-cell>
              <table:table-cell table:style-name="ce8">
                <text:p><text:span text:style-name="T13">Work on it</text:span></text:p>
              </table:table-cell>
              <table:table-cell table:style-name="ce8"/>
            </table:table-row>
          </table:table>
          <draw:image xlink:href="Pictures/TablePreview1.svm" xlink:type="simple" xlink:show="embed" xlink:actuate="onLoad"/>
        </draw:frame>
        <draw:frame draw:style-name="gr18" draw:text-style-name="P2" draw:layer="layout" svg:width="18cm" svg:height="2.032cm" svg:x="9cm" svg:y="3.968cm">
          <draw:text-box>
            <text:p text:style-name="P1"><text:span text:style-name="T1">My work items</text:span></text:p>
          </draw:text-box>
        </draw:frame>
        <draw:rect draw:style-name="gr19" draw:text-style-name="P12" draw:layer="layout" svg:width="17.5cm" svg:height="2cm" svg:x="8.5cm" svg:y="6cm">
          <text:p/>
        </draw:rect>
        <draw:g>
          <draw:rect draw:style-name="gr20" draw:text-style-name="P13" draw:layer="layout" svg:width="3.8cm" svg:height="0.817cm" svg:x="21cm" svg:y="6.5cm">
            <text:p text:style-name="P1"><text:span text:style-name="T14">All tenants</text:span></text:p>
          </draw:rect>
          <draw:rect draw:style-name="gr19" draw:text-style-name="P1" draw:layer="layout" svg:width="1cm" svg:height="0.83cm" svg:x="24.8cm" svg:y="6.5cm">
            <text:p/>
          </draw:rect>
          <draw:custom-shape draw:style-name="gr21" draw:text-style-name="P1" draw:layer="layout" svg:width="0.5cm" svg:height="0.5cm" svg:x="25cm" svg:y="6.7cm">
            <text:p/>
  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20" draw:text-style-name="P14" draw:layer="layout" svg:width="4.8cm" svg:height="0.8cm" svg:x="21cm" svg:y="8.1cm">
            <text:p text:style-name="P8"><text:span text:style-name="T14">Current tenant</text:span></text:p>
          </draw:rect>
          <draw:rect draw:style-name="gr20" draw:text-style-name="P14" draw:layer="layout" svg:width="4.8cm" svg:height="0.8cm" svg:x="21cm" svg:y="7.3cm">
            <text:p text:style-name="P8"><text:span text:style-name="T14">All tenants</text:span></text:p>
          </draw:rect>
        </draw:g>
        <draw:g>
          <draw:frame draw:style-name="gr22" draw:text-style-name="P15" draw:layer="layout" svg:width="2.4cm" svg:height="0.725cm" svg:x="8.4cm" svg:y="6.7cm">
            <draw:text-box>
              <text:p><text:span text:style-name="T2">Keyword:</text:span></text:p>
            </draw:text-box>
          </draw:frame>
          <draw:rect draw:style-name="gr19" draw:text-style-name="P14" draw:layer="layout" svg:width="5.3cm" svg:height="0.8cm" svg:x="10.5cm" svg:y="6.7cm">
            <text:p/>
          </draw:rect>
          <draw:rect draw:style-name="gr23" draw:text-style-name="P14" draw:layer="layout" svg:width="2.3cm" svg:height="0.8cm" svg:x="13.5cm" svg:y="6.7cm">
            <text:p text:style-name="P8"><text:span text:style-name="T14">Search</text:span></text:p>
          </draw:rect>
        </draw:g>
        <draw:frame draw:style-name="gr22" draw:text-style-name="P15" draw:layer="layout" svg:width="4.9cm" svg:height="0.725cm" svg:x="16.3cm" svg:y="6.775cm">
          <draw:text-box>
            <text:p><text:span text:style-name="T2">Show work items from: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  <draw:custom-shape draw:style-name="gr24" draw:text-style-name="P3" draw:layer="layout" svg:width="7cm" svg:height="2.5cm" svg:x="9.5cm" svg:y="12.5cm">
          <text:p text:style-name="P3"><text:span text:style-name="T5">Description:</text:span></text:p>
          <text:p text:style-name="P3"><text:span text:style-name="T15">Lorem ipsum dolor sit amet,</text:span></text:p>
          <text:p text:style-name="P3"><text:span text:style-name="T15"><text:s/></text:span><text:span text:style-name="T15">consetetur sadipscing elitr, sed diam</text:span></text:p>
          <text:p text:style-name="P3"><text:span text:style-name="T15"><text:s/></text:span><text:span text:style-name="T15">nonumy eirmod tempor invidunt ut labore</text:span></text:p>
          <text:p text:style-name="P3"><text:span text:style-name="T15"/></text:p>
          <draw:enhanced-geometry svg:viewBox="0 0 21600 21600" draw:glue-points="10800 0 0 10800 10800 21600 21600 10800 ?f40 ?f41" draw:text-areas="0 0 21600 21600" draw:type="rectangular-callout" draw:modifiers="2844.62219682902 -11417.51299480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Standard">
        <office:forms form:automatic-focus="false" form:apply-design-mode="false"/>
        <draw:frame draw:style-name="gr16" draw:layer="layout" svg:width="4.536cm" svg:height="0.963cm" svg:x="8cm" svg:y="1.534cm">
          <draw:text-box>
            <text:p>My work items</text:p>
          </draw:text-box>
        </draw:frame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9"><text:span text:style-name="T5">Workflow participation</text:span></text:p>
          <text:p text:style-name="P10"><text:span text:style-name="T6">&gt;&gt;My Workitems [2]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5"/></text:p>
          <text:p text:style-name="P3"><text:span text:style-name="T5">Settings</text:span></text:p>
          <text:p text:style-name="P10"><text:span text:style-name="T16">&gt;&gt;Profile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6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My profile</text:span></text:p>
          </draw:text-box>
        </draw:frame>
        <draw:frame draw:style-name="gr16" draw:text-style-name="P16" draw:layer="layout" svg:width="5.773cm" svg:height="0.806cm" svg:x="9.204cm" svg:y="9.194cm">
          <draw:text-box>
            <text:p><text:span text:style-name="T17">Address data (optional):</text:span></text:p>
          </draw:text-box>
        </draw:frame>
        <draw:frame draw:style-name="gr16" draw:text-style-name="P11" draw:layer="layout" svg:width="2.83cm" svg:height="0.64cm" svg:x="9.572cm" svg:y="6.86cm">
          <draw:text-box>
            <text:p><text:span text:style-name="T10">Email address:</text:span></text:p>
          </draw:text-box>
        </draw:frame>
        <draw:frame draw:style-name="gr16" draw:text-style-name="P11" draw:layer="layout" svg:width="2.229cm" svg:height="0.64cm" svg:x="9.572cm" svg:y="6cm">
          <draw:text-box>
            <text:p><text:span text:style-name="T10">Username:</text:span></text:p>
          </draw:text-box>
        </draw:frame>
        <draw:frame draw:style-name="gr16" draw:text-style-name="P17" draw:layer="layout" svg:width="3.33cm" svg:height="0.64cm" svg:x="9.572cm" svg:y="7.86cm">
          <draw:text-box>
            <text:p><text:span text:style-name="T18">Change password</text:span></text:p>
          </draw:text-box>
        </draw:frame>
        <draw:frame draw:style-name="gr16" draw:text-style-name="P11" draw:layer="layout" svg:width="2.415cm" svg:height="0.64cm" svg:x="13.119cm" svg:y="6cm">
          <draw:text-box>
            <text:p><text:span text:style-name="T10">JohnDecidR</text:span></text:p>
          </draw:text-box>
        </draw:frame>
        <draw:frame draw:style-name="gr16" draw:text-style-name="P11" draw:layer="layout" svg:width="3.973cm" svg:height="0.64cm" svg:x="13.119cm" svg:y="6.86cm">
          <draw:text-box>
            <text:p><text:span text:style-name="T10"><text:a xlink:href="mailto:John.Doe@gmail.com">John.Doe@gmail.com</text:a></text:span></text:p>
          </draw:text-box>
        </draw:frame>
        <draw:frame draw:style-name="gr16" draw:text-style-name="P17" draw:layer="layout" svg:width="2.669cm" svg:height="0.64cm" svg:x="17.535cm" svg:y="6.86cm">
          <draw:text-box>
            <text:p><text:span text:style-name="T18">Change email</text:span></text:p>
          </draw:text-box>
        </draw:frame>
        <draw:frame draw:style-name="gr16" draw:text-style-name="P11" draw:layer="layout" svg:width="2.246cm" svg:height="0.64cm" svg:x="9.437cm" svg:y="11.36cm">
          <draw:text-box>
            <text:p><text:span text:style-name="T10">Last name:</text:span></text:p>
          </draw:text-box>
        </draw:frame>
        <draw:frame draw:style-name="gr16" draw:text-style-name="P11" draw:layer="layout" svg:width="1.535cm" svg:height="0.64cm" svg:x="9.437cm" svg:y="12.36cm">
          <draw:text-box>
            <text:p><text:span text:style-name="T10">Street:</text:span></text:p>
          </draw:text-box>
        </draw:frame>
        <draw:frame draw:style-name="gr25" draw:text-style-name="P11" draw:layer="layout" svg:width="1.577cm" svg:height="0.64cm" svg:x="12.44cm" svg:y="11.36cm">
          <draw:text-box>
            <text:p><text:span text:style-name="T10">Jordan</text:span></text:p>
          </draw:text-box>
        </draw:frame>
        <draw:frame draw:style-name="gr16" draw:text-style-name="P11" draw:layer="layout" svg:width="2.432cm" svg:height="0.64cm" svg:x="9.437cm" svg:y="13.36cm">
          <draw:text-box>
            <text:p><text:span text:style-name="T10">Postal code:</text:span></text:p>
          </draw:text-box>
        </draw:frame>
        <draw:frame draw:style-name="gr16" draw:text-style-name="P11" draw:layer="layout" svg:width="1.192cm" svg:height="0.64cm" svg:x="9.437cm" svg:y="14.36cm">
          <draw:text-box>
            <text:p><text:span text:style-name="T10">City:</text:span></text:p>
          </draw:text-box>
        </draw:frame>
        <draw:frame draw:style-name="gr16" draw:text-style-name="P11" draw:layer="layout" svg:width="2.267cm" svg:height="0.64cm" svg:x="9.438cm" svg:y="10.36cm">
          <draw:text-box>
            <text:p><text:span text:style-name="T10">First name:</text:span></text:p>
          </draw:text-box>
        </draw:frame>
        <draw:frame draw:style-name="gr25" draw:text-style-name="P11" draw:layer="layout" svg:width="1.416cm" svg:height="0.64cm" svg:x="12.437cm" svg:y="10.36cm">
          <draw:text-box>
            <text:p><text:span text:style-name="T10">Diane</text:span></text:p>
          </draw:text-box>
        </draw:frame>
        <draw:frame draw:style-name="gr25" draw:text-style-name="P11" draw:layer="layout" svg:width="2.339cm" svg:height="0.64cm" svg:x="12.44cm" svg:y="14.36cm">
          <draw:text-box>
            <text:p><text:span text:style-name="T10">Manchester</text:span></text:p>
          </draw:text-box>
        </draw:frame>
        <draw:frame draw:style-name="gr25" draw:text-style-name="P11" draw:layer="layout" svg:width="1.476cm" svg:height="0.64cm" svg:x="12.44cm" svg:y="13.36cm">
          <draw:text-box>
            <text:p><text:span text:style-name="T10">12345</text:span></text:p>
          </draw:text-box>
        </draw:frame>
        <draw:frame draw:style-name="gr25" draw:text-style-name="P11" draw:layer="layout" svg:width="2.78cm" svg:height="0.64cm" svg:x="12.44cm" svg:y="12.36cm">
          <draw:text-box>
            <text:p><text:span text:style-name="T10">Park Avenue 5</text:span></text:p>
          </draw:text-box>
        </draw:frame>
        <draw:frame draw:style-name="gr26" draw:text-style-name="P11" draw:layer="layout" svg:width="1.298cm" svg:height="0.64cm" svg:x="9.5cm" svg:y="19cm">
          <draw:text-box>
            <text:p><text:span text:style-name="T10">Save</text:span></text:p>
          </draw:text-box>
        </draw:frame>
        <draw:custom-shape draw:style-name="gr17" draw:text-style-name="P1" draw:layer="layout" svg:width="0.5cm" svg:height="0.5cm" svg:x="9.504cm" svg:y="16.36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879cm" svg:height="0.64cm" svg:x="10.004cm" svg:y="16.36cm">
          <draw:text-box>
            <text:p><text:span text:style-name="T10">Set my status to unavailable</text:span></text:p>
          </draw:text-box>
        </draw:frame>
        <draw:frame draw:style-name="gr16" draw:text-style-name="P17" draw:layer="layout" svg:width="3.639cm" svg:height="0.64cm" svg:x="22.5cm" svg:y="19.36cm">
          <draw:text-box>
            <text:p><text:span text:style-name="T18">Cancel membership</text:span></text:p>
          </draw:text-box>
        </draw:frame>
        <draw:frame draw:style-name="gr16" draw:text-style-name="P17" draw:layer="layout" svg:width="2.623cm" svg:height="0.64cm" svg:x="19.377cm" svg:y="19.36cm">
          <draw:text-box>
            <text:p><text:span text:style-name="T18">Leave <text:s/>tenant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7" draw:style-name="dp1" draw:master-page-name="Standard">
        <office:forms form:automatic-focus="false" form:apply-design-mode="false"/>
        <draw:frame draw:style-name="gr16" draw:layer="layout" svg:width="4.536cm" svg:height="0.963cm" svg:x="8cm" svg:y="1.534cm">
          <draw:text-box>
            <text:p>My work items</text:p>
          </draw:text-box>
        </draw:frame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9"><text:span text:style-name="T5">Workflow participation</text:span></text:p>
          <text:p text:style-name="P10"><text:span text:style-name="T6">&gt;&gt;My Workitems [2]</text:span></text:p>
          <text:p text:style-name="P3"><text:span text:style-name="T9">&gt;&gt;Change Tenant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5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6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Change tenant</text:span></text:p>
          </draw:text-box>
        </draw:frame>
        <draw:frame draw:style-name="standard" draw:layer="layout" svg:width="13.454cm" svg:height="5.602cm" svg:x="10.489cm" svg:y="6.696cm">
          <table:table table:template-name="bw" table:use-first-row-styles="true" table:use-banding-rows-styles="true">
            <table:table-column table:style-name="co8"/>
            <table:table-column table:style-name="co9"/>
            <table:table-row table:style-name="ro5">
              <table:table-cell table:style-name="ce9">
                <text:p><text:span text:style-name="T11">Tenant</text:span></text:p>
              </table:table-cell>
              <table:table-cell table:style-name="ce3"/>
            </table:table-row>
            <table:table-row table:style-name="ro5">
              <table:table-cell table:style-name="ce10">
                <text:p><text:span text:style-name="T2">Default</text:span></text:p>
              </table:table-cell>
              <table:table-cell table:style-name="ce11">
                <text:p><text:span text:style-name="T19">Switch</text:span></text:p>
              </table:table-cell>
            </table:table-row>
            <table:table-row table:style-name="ro5" table:default-cell-style-name="ce11">
              <table:table-cell>
                <text:p><text:span text:style-name="T12">Deimlor</text:span></text:p>
              </table:table-cell>
              <table:table-cell>
                <text:p><text:span text:style-name="T12">Active</text:span></text:p>
              </table:table-cell>
            </table:table-row>
            <table:table-row table:style-name="ro6" table:default-cell-style-name="ce11">
              <table:table-cell>
                <text:p><text:span text:style-name="T12">Boszcz</text:span></text:p>
              </table:table-cell>
              <table:table-cell>
                <text:p><text:span text:style-name="T19">Switch</text:span></text:p>
              </table:table-cell>
            </table:table-row>
            <table:table-row table:style-name="ro6">
              <table:table-cell table:style-name="ce10">
                <text:p><text:span text:style-name="T2">Simenz</text:span></text:p>
              </table:table-cell>
              <table:table-cell table:style-name="ce5">
                <text:p><text:span text:style-name="T19">Switch</text:span>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  <draw:frame draw:style-name="gr18" draw:text-style-name="P2" draw:layer="layout" svg:width="18cm" svg:height="2.032cm" svg:x="9cm" svg:y="13cm">
          <draw:text-box>
            <text:p text:style-name="P1"><text:span text:style-name="T1">Waiting for approval</text:span></text:p>
          </draw:text-box>
        </draw:frame>
        <draw:frame draw:style-name="standard" draw:layer="layout" svg:width="9.979cm" svg:height="1.74cm" svg:x="10.383cm" svg:y="15.555cm">
          <table:table table:template-name="bw" table:use-first-row-styles="true" table:use-banding-rows-styles="true">
            <table:table-column table:style-name="co8"/>
            <table:table-row table:style-name="ro7">
              <table:table-cell table:style-name="ce9">
                <text:p><text:span text:style-name="T11">Tenant</text:span></text:p>
              </table:table-cell>
            </table:table-row>
            <table:table-row table:style-name="ro8">
              <table:table-cell table:style-name="ce3"/>
            </table:table-row>
          </table:table>
          <draw:image xlink:href="Pictures/TablePreview3.svm" xlink:type="simple" xlink:show="embed" xlink:actuate="onLoad"/>
        </draw:frame>
      </draw:page>
      <draw:page draw:name="page8" draw:style-name="dp1" draw:master-page-name="Standard"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9"><text:span text:style-name="T5">Workflow participation</text:span></text:p>
          <text:p text:style-name="P10"><text:span text:style-name="T6">&gt;&gt;My Workitems [2]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16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7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6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Create workflow instance</text:span></text:p>
          </draw:text-box>
        </draw:frame>
        <draw:frame draw:style-name="standard" draw:layer="layout" svg:width="12.867cm" svg:height="3.631cm" svg:x="10.573cm" svg:y="9.044cm">
          <table:table table:template-name="bw" table:use-first-row-styles="true" table:use-banding-rows-styles="true">
            <table:table-column table:style-name="co10"/>
            <table:table-column table:style-name="co11"/>
            <table:table-row table:style-name="ro9" table:default-cell-style-name="ce9">
              <table:table-cell>
                <text:p><text:span text:style-name="T11">Name</text:span></text:p>
              </table:table-cell>
              <table:table-cell/>
            </table:table-row>
            <table:table-row table:style-name="ro9">
              <table:table-cell table:style-name="ce12">
                <text:p><text:span text:style-name="T20">Review Manual</text:span></text:p>
              </table:table-cell>
              <table:table-cell table:style-name="ce13">
                <text:p><text:span text:style-name="T21">Create instance</text:span></text:p>
              </table:table-cell>
            </table:table-row>
            <table:table-row table:style-name="ro10">
              <table:table-cell table:style-name="ce12">
                <text:p><text:span text:style-name="T20">Review Code</text:span></text:p>
              </table:table-cell>
              <table:table-cell table:style-name="ce11">
                <text:p><text:span text:style-name="T21">Create instance</text:span></text:p>
              </table:table-cell>
            </table:table-row>
          </table:table>
          <draw:image xlink:href="Pictures/TablePreview4.svm" xlink:type="simple" xlink:show="embed" xlink:actuate="onLoad"/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9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1.4cm" svg:y="6.7cm">
          <text:p/>
        </draw:rect>
        <draw:rect draw:style-name="gr23" draw:text-style-name="P14" draw:layer="layout" svg:width="2.3cm" svg:height="0.8cm" svg:x="14.4cm" svg:y="6.7cm">
          <text:p text:style-name="P8"><text:span text:style-name="T14">Search</text:span></text:p>
        </draw:rect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9" draw:style-name="dp1" draw:master-page-name="Standard"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9"><text:span text:style-name="T5">Workflow participation</text:span></text:p>
          <text:p text:style-name="P10"><text:span text:style-name="T6">&gt;&gt;My Workitems [2]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16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5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6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Workflow instances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9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1.4cm" svg:y="6.7cm">
          <text:p/>
        </draw:rect>
        <draw:rect draw:style-name="gr23" draw:text-style-name="P14" draw:layer="layout" svg:width="2.3cm" svg:height="0.8cm" svg:x="14.4cm" svg:y="6.7cm">
          <text:p text:style-name="P8"><text:span text:style-name="T14">Search</text:span></text:p>
        </draw:rect>
        <draw:frame draw:style-name="gr16" draw:text-style-name="P18" draw:layer="layout" svg:width="7.788cm" svg:height="0.818cm" svg:x="8.301cm" svg:y="14.294cm">
          <draw:text-box>
            <text:p><text:span text:style-name="T22">Completed workflow instances</text:span></text:p>
          </draw:text-box>
        </draw:frame>
        <draw:frame draw:style-name="gr16" draw:text-style-name="P18" draw:layer="layout" svg:width="7.233cm" svg:height="0.818cm" svg:x="8.161cm" svg:y="9.1cm">
          <draw:text-box>
            <text:p><text:span text:style-name="T22">Running workflow instances</text:span></text:p>
          </draw:text-box>
        </draw:frame>
        <draw:frame draw:style-name="standard" draw:layer="layout" svg:width="16.769cm" svg:height="3.631cm" svg:x="8.957cm" svg:y="10.173cm">
          <table:table table:template-name="bw" table:use-first-row-styles="true" table:use-banding-rows-styles="true">
            <table:table-column table:style-name="co12"/>
            <table:table-column table:style-name="co11"/>
            <table:table-column table:style-name="co13"/>
            <table:table-column table:style-name="co14"/>
            <table:table-column table:style-name="co15"/>
            <table:table-row table:style-name="ro9" table:default-cell-style-name="ce9">
              <table:table-cell>
                <text:p><text:span text:style-name="T11">Name</text:span></text:p>
              </table:table-cell>
              <table:table-cell>
                <text:p><text:span text:style-name="T11">Model</text:span></text:p>
              </table:table-cell>
              <table:table-cell>
                <text:p><text:span text:style-name="T11">Start date</text:span></text:p>
              </table:table-cell>
              <table:table-cell>
                <text:p><text:span text:style-name="T11">Status</text:span></text:p>
              </table:table-cell>
              <table:table-cell table:style-name="ce3"/>
            </table:table-row>
            <table:table-row table:style-name="ro9" table:default-cell-style-name="ce11">
              <table:table-cell>
                <text:p><text:span text:style-name="T12">Review Manual</text:span></text:p>
              </table:table-cell>
              <table:table-cell>
                <text:p><text:span text:style-name="T12">Review Process</text:span></text:p>
              </table:table-cell>
              <table:table-cell>
                <text:p><text:span text:style-name="T12">2009/04/24</text:span></text:p>
              </table:table-cell>
              <table:table-cell>
                <text:p><text:span text:style-name="T12">Running</text:span></text:p>
              </table:table-cell>
              <table:table-cell table:style-name="ce5">
                <text:p><text:span text:style-name="T19">Terminate</text:span></text:p>
              </table:table-cell>
            </table:table-row>
            <table:table-row table:style-name="ro10" table:default-cell-style-name="ce11">
              <table:table-cell>
                <text:p><text:span text:style-name="T12">Review Code</text:span></text:p>
              </table:table-cell>
              <table:table-cell>
                <text:p><text:span text:style-name="T12">Review Process</text:span></text:p>
              </table:table-cell>
              <table:table-cell>
                <text:p><text:span text:style-name="T12">2009/04/26</text:span></text:p>
              </table:table-cell>
              <table:table-cell>
                <text:p><text:span text:style-name="T12">Running</text:span></text:p>
              </table:table-cell>
              <table:table-cell table:style-name="ce5">
                <text:p><text:span text:style-name="T19">Terminate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6.795cm" svg:height="2.159cm" svg:x="8.891cm" svg:y="15.713cm">
          <table:table table:template-name="bw" table:use-first-row-styles="true" table:use-banding-rows-styles="true">
            <table:table-column table:style-name="co16"/>
            <table:table-column table:style-name="co16"/>
            <table:table-column table:style-name="co16"/>
            <table:table-column table:style-name="co17"/>
            <table:table-row table:style-name="ro11" table:default-cell-style-name="ce9">
              <table:table-cell>
                <text:p><text:span text:style-name="T11">Name</text:span></text:p>
              </table:table-cell>
              <table:table-cell>
                <text:p><text:span text:style-name="T11">Model</text:span></text:p>
              </table:table-cell>
              <table:table-cell>
                <text:p><text:span text:style-name="T11">Start date</text:span></text:p>
              </table:table-cell>
              <table:table-cell>
                <text:p><text:span text:style-name="T11">Completion date</text:span></text:p>
              </table:table-cell>
            </table:table-row>
            <table:table-row table:style-name="ro11" table:default-cell-style-name="ce11">
              <table:table-cell>
                <text:p><text:span text:style-name="T12">Review Spec</text:span></text:p>
              </table:table-cell>
              <table:table-cell>
                <text:p><text:span text:style-name="T12">Review Process</text:span></text:p>
              </table:table-cell>
              <table:table-cell>
                <text:p><text:span text:style-name="T12">2009/04/10</text:span></text:p>
              </table:table-cell>
              <table:table-cell>
                <text:p><text:span text:style-name="T12">2009/04/15</text:span></text:p>
              </table:table-cell>
            </table:table-row>
          </table:table>
          <draw:image xlink:href="Pictures/TablePreview6.svm" xlink:type="simple" xlink:show="embed" xlink:actuate="onLoad"/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0" draw:style-name="dp1" draw:master-page-name="Standard"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9"><text:span text:style-name="T5">Workflow participation</text:span></text:p>
          <text:p text:style-name="P10"><text:span text:style-name="T6">&gt;&gt;My Workitems [2]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16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7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6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User list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9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1.4cm" svg:y="6.7cm">
          <text:p/>
        </draw:rect>
        <draw:rect draw:style-name="gr23" draw:text-style-name="P14" draw:layer="layout" svg:width="2.3cm" svg:height="0.8cm" svg:x="14.4cm" svg:y="6.7cm">
          <text:p text:style-name="P8"><text:span text:style-name="T14">Search</text:span></text:p>
        </draw:rect>
        <draw:frame draw:style-name="standard" draw:layer="layout" svg:width="17.21cm" svg:height="4.01cm" svg:x="8.744cm" svg:y="9.114cm">
          <table:table table:template-name="bw" table:use-first-row-styles="true" table:use-banding-rows-styles="true">
            <table:table-column table:style-name="co18"/>
            <table:table-column table:style-name="co19"/>
            <table:table-column table:style-name="co20"/>
            <table:table-row table:style-name="ro12" table:default-cell-style-name="ce9">
              <table:table-cell>
                <text:p><text:span text:style-name="T11">Username</text:span></text:p>
              </table:table-cell>
              <table:table-cell>
                <text:p><text:span text:style-name="T11">Real Name</text:span></text:p>
              </table:table-cell>
              <table:table-cell>
                <text:p><text:span text:style-name="T11">E-mail Address</text:span></text:p>
              </table:table-cell>
            </table:table-row>
            <table:table-row table:style-name="ro12" table:default-cell-style-name="ce11">
              <table:table-cell>
                <text:p><text:span text:style-name="T12">JohnDecidR</text:span></text:p>
              </table:table-cell>
              <table:table-cell>
                <text:p><text:span text:style-name="T12">John Doe</text:span></text:p>
              </table:table-cell>
              <table:table-cell>
                <text:p><text:span text:style-name="T12">johndoe@yahu.com</text:span></text:p>
              </table:table-cell>
            </table:table-row>
            <table:table-row table:style-name="ro12" table:default-cell-style-name="ce11">
              <table:table-cell>
                <text:p><text:span text:style-name="T12">Alice_Bosch</text:span></text:p>
              </table:table-cell>
              <table:table-cell>
                <text:p><text:span text:style-name="T12">Alice Wood</text:span></text:p>
              </table:table-cell>
              <table:table-cell>
                <text:p><text:span text:style-name="T12">woodae@studi.informatik.uni-stuttgart.de</text:span></text:p>
              </table:table-cell>
            </table:table-row>
            <table:table-row table:style-name="ro12" table:default-cell-style-name="ce11">
              <table:table-cell>
                <text:p><text:span text:style-name="T12">Peter_Daimler</text:span></text:p>
              </table:table-cell>
              <table:table-cell>
                <text:p><text:span text:style-name="T12">Peter Shaw</text:span></text:p>
              </table:table-cell>
              <table:table-cell>
                <text:p><text:span text:style-name="T12">ninjaboy1991@gagglemail.com</text:span></text:p>
              </table:table-cell>
            </table:table-row>
          </table:table>
          <draw:image xlink:href="Pictures/TablePreview7.svm" xlink:type="simple" xlink:show="embed" xlink:actuate="onLoad"/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1" draw:style-name="dp1" draw:master-page-name="Standard"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8"/></text:p>
          <text:p text:style-name="P9"><text:span text:style-name="T23"/></text:p>
          <text:p text:style-name="P9"><text:span text:style-name="T23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16">&gt;&gt;Show / Edit User List</text:span></text:p>
          <text:p text:style-name="P3"><text:span text:style-name="T8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8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6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User list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9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1.4cm" svg:y="6.7cm">
          <text:p/>
        </draw:rect>
        <draw:rect draw:style-name="gr23" draw:text-style-name="P14" draw:layer="layout" svg:width="2.3cm" svg:height="0.8cm" svg:x="14.4cm" svg:y="6.7cm">
          <text:p text:style-name="P8"><text:span text:style-name="T14">Search</text:span></text:p>
        </draw:rect>
        <draw:frame draw:style-name="standard" draw:layer="layout" svg:width="15.499cm" svg:height="4.01cm" svg:x="10cm" svg:y="10.014cm">
          <table:table table:template-name="bw" table:use-first-row-styles="true" table:use-banding-rows-styles="true">
            <table:table-column table:style-name="co21"/>
            <table:table-column table:style-name="co22"/>
            <table:table-column table:style-name="co23"/>
            <table:table-row table:style-name="ro12" table:default-cell-style-name="ce9">
              <table:table-cell>
                <text:p><text:span text:style-name="T11">Username</text:span></text:p>
              </table:table-cell>
              <table:table-cell>
                <text:p><text:span text:style-name="T11">Real Name</text:span></text:p>
              </table:table-cell>
              <table:table-cell>
                <text:p><text:span text:style-name="T11">E-mail Address</text:span></text:p>
              </table:table-cell>
            </table:table-row>
            <table:table-row table:style-name="ro12" table:default-cell-style-name="ce11">
              <table:table-cell table:style-name="ce14">
                <text:p><text:span text:style-name="T24">JohnDecidR</text:span></text:p>
              </table:table-cell>
              <table:table-cell>
                <text:p><text:span text:style-name="T12">John Doe</text:span></text:p>
              </table:table-cell>
              <table:table-cell>
                <text:p><text:span text:style-name="T12">johndoe@yahu.com</text:span></text:p>
              </table:table-cell>
            </table:table-row>
            <table:table-row table:style-name="ro12" table:default-cell-style-name="ce11">
              <table:table-cell table:style-name="ce14">
                <text:p><text:span text:style-name="T24">Alice_Bosch</text:span></text:p>
              </table:table-cell>
              <table:table-cell>
                <text:p><text:span text:style-name="T12">Alice Wood</text:span></text:p>
              </table:table-cell>
              <table:table-cell>
                <text:p><text:span text:style-name="T12">woodae@studi.informatik.uni-stuttgart.de</text:span></text:p>
              </table:table-cell>
            </table:table-row>
            <table:table-row table:style-name="ro12" table:default-cell-style-name="ce11">
              <table:table-cell table:style-name="ce14">
                <text:p><text:span text:style-name="T24">Peter_Daimler</text:span></text:p>
              </table:table-cell>
              <table:table-cell>
                <text:p><text:span text:style-name="T12">Peter Shaw</text:span></text:p>
              </table:table-cell>
              <table:table-cell>
                <text:p><text:span text:style-name="T12">ninjaboy1991@gagglemail.com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26" draw:text-style-name="P11" draw:layer="layout" svg:width="2.195cm" svg:height="0.64cm" svg:x="8.5cm" svg:y="8.86cm">
          <draw:text-box>
            <text:p><text:span text:style-name="T10">Invite user.</text:span></text:p>
          </draw:text-box>
        </draw:frame>
        <draw:frame draw:style-name="gr26" draw:text-style-name="P11" draw:layer="layout" svg:width="1.814cm" svg:height="0.64cm" svg:x="9.186cm" svg:y="15.86cm">
          <draw:text-box>
            <text:p><text:span text:style-name="T10">Remove</text:span></text:p>
          </draw:text-box>
        </draw:frame>
        <draw:rect draw:style-name="gr1" draw:text-style-name="P1" draw:layer="layout" svg:width="0.5cm" svg:height="0.5cm" svg:x="8.8cm" svg:y="11.1cm">
          <text:p/>
        </draw:rect>
        <draw:rect draw:style-name="gr1" draw:text-style-name="P1" draw:layer="layout" svg:width="0.5cm" svg:height="0.5cm" svg:x="8.8cm" svg:y="12.1cm">
          <text:p/>
        </draw:rect>
        <draw:rect draw:style-name="gr1" draw:text-style-name="P1" draw:layer="layout" svg:width="0.5cm" svg:height="0.5cm" svg:x="8.8cm" svg:y="13.1cm">
          <text:p/>
        </draw:rect>
        <draw:frame draw:style-name="gr22" draw:text-style-name="P19" draw:layer="layout" svg:width="4.5cm" svg:height="0.738cm" svg:x="8.5cm" svg:y="14.775cm">
          <draw:text-box>
            <text:p><text:span text:style-name="T25">Selected users: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  <draw:frame draw:style-name="gr26" draw:text-style-name="P11" draw:layer="layout" svg:width="1.814cm" svg:height="0.64cm" svg:x="9.186cm" svg:y="15.86cm">
          <draw:text-box>
            <text:p><text:span text:style-name="T10">Remove</text:span></text:p>
          </draw:text-box>
        </draw:frame>
        <draw:frame draw:style-name="gr26" draw:text-style-name="P11" draw:layer="layout" svg:width="4.354cm" svg:height="0.64cm" svg:x="11.646cm" svg:y="15.86cm">
          <draw:text-box>
            <text:p><text:span text:style-name="T10">Promote to tenant admin</text:span></text:p>
          </draw:text-box>
        </draw:frame>
      </draw:page>
      <draw:page draw:name="page12" draw:style-name="dp1" draw:master-page-name="Standard"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8"/></text:p>
          <text:p text:style-name="P9"><text:span text:style-name="T23"/></text:p>
          <text:p text:style-name="P9"><text:span text:style-name="T23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16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8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8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6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Workflow models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8.5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0.9cm" svg:y="6.7cm">
          <text:p/>
        </draw:rect>
        <draw:rect draw:style-name="gr23" draw:text-style-name="P14" draw:layer="layout" svg:width="2.3cm" svg:height="0.8cm" svg:x="13.9cm" svg:y="6.7cm">
          <text:p text:style-name="P8"><text:span text:style-name="T14">Search</text:span></text:p>
        </draw:rect>
        <draw:frame draw:style-name="standard" draw:layer="layout" svg:width="16.114cm" svg:height="3.834cm" svg:x="10cm" svg:y="10.014cm">
          <table:table table:template-name="bw" table:use-first-row-styles="true" table:use-banding-rows-styles="true">
            <table:table-column table:style-name="co24"/>
            <table:table-column table:style-name="co25"/>
            <table:table-column table:style-name="co26"/>
            <table:table-column table:style-name="co27"/>
            <table:table-row table:style-name="ro12" table:default-cell-style-name="ce9">
              <table:table-cell>
                <text:p><text:span text:style-name="T11">Name</text:span></text:p>
              </table:table-cell>
              <table:table-cell>
                <text:p><text:span text:style-name="T11">Creation Date</text:span></text:p>
              </table:table-cell>
              <table:table-cell>
                <text:p><text:span text:style-name="T11">Published</text:span></text:p>
              </table:table-cell>
              <table:table-cell table:style-name="ce3"/>
            </table:table-row>
            <table:table-row table:style-name="ro12" table:default-cell-style-name="ce11">
              <table:table-cell table:style-name="ce14">
                <text:p><text:span text:style-name="T24">Specification Review</text:span></text:p>
              </table:table-cell>
              <table:table-cell>
                <text:p><text:span text:style-name="T12">10/12/2009</text:span></text:p>
              </table:table-cell>
              <table:table-cell>
                <text:p><text:span text:style-name="T12">Yes</text:span></text:p>
              </table:table-cell>
              <table:table-cell table:style-name="ce15">
                <text:p><text:span text:style-name="T21">Edit</text:span></text:p>
              </table:table-cell>
            </table:table-row>
            <table:table-row table:style-name="ro12" table:default-cell-style-name="ce11">
              <table:table-cell table:style-name="ce14">
                <text:p><text:span text:style-name="T24">Collect GUI Mockups</text:span></text:p>
              </table:table-cell>
              <table:table-cell>
                <text:p><text:span text:style-name="T12">10/12/2009</text:span></text:p>
              </table:table-cell>
              <table:table-cell>
                <text:p><text:span text:style-name="T12">No</text:span></text:p>
              </table:table-cell>
              <table:table-cell table:style-name="ce3">
                <text:p><text:span text:style-name="T21">Edit</text:span></text:p>
              </table:table-cell>
            </table:table-row>
            <table:table-row table:style-name="ro12" table:default-cell-style-name="ce11">
              <table:table-cell table:style-name="ce14">
                <text:p><text:span text:style-name="T24">Going Postal</text:span></text:p>
              </table:table-cell>
              <table:table-cell>
                <text:p><text:span text:style-name="T12">10/12/2009</text:span></text:p>
              </table:table-cell>
              <table:table-cell>
                <text:p><text:span text:style-name="T12">No</text:span></text:p>
              </table:table-cell>
              <table:table-cell table:style-name="ce3">
                <text:p><text:span text:style-name="T21">Edit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6" draw:text-style-name="P11" draw:layer="layout" svg:width="3.448cm" svg:height="0.64cm" svg:x="8.5cm" svg:y="8.86cm">
          <draw:text-box>
            <text:p><text:span text:style-name="T10">Create new model.</text:span></text:p>
          </draw:text-box>
        </draw:frame>
        <draw:frame draw:style-name="gr26" draw:text-style-name="P11" draw:layer="layout" svg:width="1.814cm" svg:height="0.64cm" svg:x="9.186cm" svg:y="15.86cm">
          <draw:text-box>
            <text:p><text:span text:style-name="T10">Remove</text:span></text:p>
          </draw:text-box>
        </draw:frame>
        <draw:rect draw:style-name="gr1" draw:text-style-name="P1" draw:layer="layout" svg:width="0.5cm" svg:height="0.5cm" svg:x="8.8cm" svg:y="11.1cm">
          <text:p/>
        </draw:rect>
        <draw:rect draw:style-name="gr1" draw:text-style-name="P1" draw:layer="layout" svg:width="0.5cm" svg:height="0.5cm" svg:x="8.8cm" svg:y="12.1cm">
          <text:p/>
        </draw:rect>
        <draw:rect draw:style-name="gr1" draw:text-style-name="P1" draw:layer="layout" svg:width="0.5cm" svg:height="0.5cm" svg:x="8.8cm" svg:y="13.1cm">
          <text:p/>
        </draw:rect>
        <draw:frame draw:style-name="gr22" draw:text-style-name="P19" draw:layer="layout" svg:width="4.5cm" svg:height="0.738cm" svg:x="8.5cm" svg:y="14.775cm">
          <draw:text-box>
            <text:p><text:span text:style-name="T25">Selected models:</text:span></text:p>
          </draw:text-box>
        </draw:frame>
        <draw:g>
          <draw:rect draw:style-name="gr20" draw:text-style-name="P13" draw:layer="layout" svg:width="3.8cm" svg:height="0.817cm" svg:x="21cm" svg:y="6.7cm">
            <text:p text:style-name="P1"><text:span text:style-name="T14">Current tenant</text:span></text:p>
          </draw:rect>
          <draw:rect draw:style-name="gr19" draw:text-style-name="P1" draw:layer="layout" svg:width="1cm" svg:height="0.83cm" svg:x="24.8cm" svg:y="6.7cm">
            <text:p/>
          </draw:rect>
          <draw:custom-shape draw:style-name="gr21" draw:text-style-name="P1" draw:layer="layout" svg:width="0.5cm" svg:height="0.5cm" svg:x="25cm" svg:y="6.9cm">
            <text:p/>
  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20" draw:text-style-name="P14" draw:layer="layout" svg:width="4.8cm" svg:height="0.8cm" svg:x="21cm" svg:y="8.3cm">
            <text:p text:style-name="P8"><text:span text:style-name="T14">Current tenant</text:span></text:p>
          </draw:rect>
          <draw:rect draw:style-name="gr20" draw:text-style-name="P14" draw:layer="layout" svg:width="4.8cm" svg:height="0.8cm" svg:x="21cm" svg:y="7.5cm">
            <text:p text:style-name="P8"><text:span text:style-name="T14">Public models</text:span></text:p>
          </draw:rect>
        </draw:g>
        <draw:frame draw:style-name="gr22" draw:text-style-name="P15" draw:layer="layout" svg:width="4.7cm" svg:height="0.725cm" svg:x="16.7cm" svg:y="6.775cm">
          <draw:text-box>
            <text:p><text:span text:style-name="T2">Show models <text:s/>from:</text:span></text:p>
          </draw:text-box>
        </draw:frame>
        <draw:frame draw:style-name="gr26" draw:text-style-name="P11" draw:layer="layout" svg:width="1.251cm" svg:height="0.64cm" svg:x="11.5cm" svg:y="15.86cm">
          <draw:text-box>
            <text:p><text:span text:style-name="T10">Lock</text:span></text:p>
          </draw:text-box>
        </draw:frame>
        <draw:frame draw:style-name="gr27" draw:text-style-name="P11" draw:layer="layout" svg:width="1.582cm" svg:height="0.64cm" svg:x="13.2cm" svg:y="15.86cm">
          <draw:text-box>
            <text:p><text:span text:style-name="T10">Unlock</text:span></text:p>
          </draw:text-box>
        </draw:frame>
        <draw:frame draw:style-name="gr27" draw:text-style-name="P11" draw:layer="layout" svg:width="1.649cm" svg:height="0.64cm" svg:x="15.3cm" svg:y="15.86cm">
          <draw:text-box>
            <text:p><text:span text:style-name="T10">Publish</text:span></text:p>
          </draw:text-box>
        </draw:frame>
        <draw:frame draw:style-name="gr27" draw:text-style-name="P11" draw:layer="layout" svg:width="2.178cm" svg:height="0.64cm" svg:x="17.401cm" svg:y="15.86cm">
          <draw:text-box>
            <text:p><text:span text:style-name="T10">Un-publish</text:span></text:p>
          </draw:text-box>
        </draw:frame>
        <draw:frame draw:style-name="gr26" draw:text-style-name="P11" draw:layer="layout" svg:width="4.388cm" svg:height="0.64cm" svg:x="9.112cm" svg:y="16.86cm">
          <draw:text-box>
            <text:p><text:span text:style-name="T10">Appoint workflow admins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3" draw:style-name="dp1" draw:master-page-name="Standard"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8"/></text:p>
          <text:p text:style-name="P9"><text:span text:style-name="T23"/></text:p>
          <text:p text:style-name="P9"><text:span text:style-name="T23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16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8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5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6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Workflow models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8.5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0.9cm" svg:y="6.7cm">
          <text:p/>
        </draw:rect>
        <draw:rect draw:style-name="gr23" draw:text-style-name="P14" draw:layer="layout" svg:width="2.3cm" svg:height="0.8cm" svg:x="13.9cm" svg:y="6.7cm">
          <text:p text:style-name="P8"><text:span text:style-name="T14">Search</text:span></text:p>
        </draw:rect>
        <draw:frame draw:style-name="standard" draw:layer="layout" svg:width="14.258cm" svg:height="3.815cm" svg:x="10cm" svg:y="10.014cm">
          <table:table table:template-name="bw" table:use-first-row-styles="true" table:use-banding-rows-styles="true">
            <table:table-column table:style-name="co24"/>
            <table:table-column table:style-name="co25"/>
            <table:table-column table:style-name="co26"/>
            <table:table-row table:style-name="ro12" table:default-cell-style-name="ce9">
              <table:table-cell>
                <text:p><text:span text:style-name="T11">Name</text:span></text:p>
              </table:table-cell>
              <table:table-cell>
                <text:p><text:span text:style-name="T11">Creation Date</text:span></text:p>
              </table:table-cell>
              <table:table-cell>
                <text:p><text:span text:style-name="T11">Tenant Name</text:span></text:p>
              </table:table-cell>
            </table:table-row>
            <table:table-row table:style-name="ro12" table:default-cell-style-name="ce11">
              <table:table-cell table:style-name="ce14">
                <text:p><text:span text:style-name="T24">Building an Expensive Car</text:span></text:p>
              </table:table-cell>
              <table:table-cell>
                <text:p><text:span text:style-name="T12">10/12/2009</text:span></text:p>
              </table:table-cell>
              <table:table-cell>
                <text:p><text:span text:style-name="T12">Deimlor</text:span></text:p>
              </table:table-cell>
            </table:table-row>
            <table:table-row table:style-name="ro12" table:default-cell-style-name="ce11">
              <table:table-cell table:style-name="ce14">
                <text:p><text:span text:style-name="T24">ISO 9001 Review</text:span></text:p>
              </table:table-cell>
              <table:table-cell>
                <text:p><text:span text:style-name="T12">10/12/2009</text:span></text:p>
              </table:table-cell>
              <table:table-cell>
                <text:p><text:span text:style-name="T12">Default</text:span></text:p>
              </table:table-cell>
            </table:table-row>
            <table:table-row table:style-name="ro12" table:default-cell-style-name="ce11">
              <table:table-cell table:style-name="ce14">
                <text:p><text:span text:style-name="T24">Simenz Style Review</text:span></text:p>
              </table:table-cell>
              <table:table-cell>
                <text:p><text:span text:style-name="T12">10/12/2009</text:span></text:p>
              </table:table-cell>
              <table:table-cell>
                <text:p><text:span text:style-name="T12">Simenz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26" draw:text-style-name="P11" draw:layer="layout" svg:width="1.505cm" svg:height="0.64cm" svg:x="9.186cm" svg:y="15.86cm">
          <draw:text-box>
            <text:p><text:span text:style-name="T10">Import</text:span></text:p>
          </draw:text-box>
        </draw:frame>
        <draw:rect draw:style-name="gr1" draw:text-style-name="P1" draw:layer="layout" svg:width="0.5cm" svg:height="0.5cm" svg:x="8.8cm" svg:y="11.1cm">
          <text:p/>
        </draw:rect>
        <draw:rect draw:style-name="gr1" draw:text-style-name="P1" draw:layer="layout" svg:width="0.5cm" svg:height="0.5cm" svg:x="8.8cm" svg:y="12.1cm">
          <text:p/>
        </draw:rect>
        <draw:rect draw:style-name="gr1" draw:text-style-name="P1" draw:layer="layout" svg:width="0.5cm" svg:height="0.5cm" svg:x="8.8cm" svg:y="13.1cm">
          <text:p/>
        </draw:rect>
        <draw:frame draw:style-name="gr22" draw:text-style-name="P19" draw:layer="layout" svg:width="4.5cm" svg:height="0.738cm" svg:x="8.5cm" svg:y="14.775cm">
          <draw:text-box>
            <text:p><text:span text:style-name="T25">Selected models:</text:span></text:p>
          </draw:text-box>
        </draw:frame>
        <draw:g>
          <draw:rect draw:style-name="gr20" draw:text-style-name="P13" draw:layer="layout" svg:width="3.8cm" svg:height="0.817cm" svg:x="21cm" svg:y="6.7cm">
            <text:p text:style-name="P1"><text:span text:style-name="T14">Public models</text:span></text:p>
          </draw:rect>
          <draw:rect draw:style-name="gr19" draw:text-style-name="P1" draw:layer="layout" svg:width="1cm" svg:height="0.83cm" svg:x="24.8cm" svg:y="6.7cm">
            <text:p/>
          </draw:rect>
          <draw:custom-shape draw:style-name="gr21" draw:text-style-name="P1" draw:layer="layout" svg:width="0.5cm" svg:height="0.5cm" svg:x="25cm" svg:y="6.9cm">
            <text:p/>
  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20" draw:text-style-name="P14" draw:layer="layout" svg:width="4.8cm" svg:height="0.8cm" svg:x="21cm" svg:y="8.3cm">
            <text:p text:style-name="P8"><text:span text:style-name="T14">Public models</text:span></text:p>
          </draw:rect>
          <draw:rect draw:style-name="gr20" draw:text-style-name="P14" draw:layer="layout" svg:width="4.8cm" svg:height="0.8cm" svg:x="21cm" svg:y="7.5cm">
            <text:p text:style-name="P8"><text:span text:style-name="T14">Current tenant</text:span></text:p>
          </draw:rect>
        </draw:g>
        <draw:frame draw:style-name="gr22" draw:text-style-name="P15" draw:layer="layout" svg:width="4.7cm" svg:height="0.725cm" svg:x="16.7cm" svg:y="6.775cm">
          <draw:text-box>
            <text:p><text:span text:style-name="T2">Show models <text:s/>from: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4" draw:style-name="dp1" draw:master-page-name="Standard"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8"/></text:p>
          <text:p text:style-name="P9"><text:span text:style-name="T23"/></text:p>
          <text:p text:style-name="P9"><text:span text:style-name="T23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8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5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16">&gt;&gt;Tenant Settings</text:span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6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Tenant settings</text:span></text:p>
          </draw:text-box>
        </draw:frame>
        <draw:rect draw:style-name="gr1" draw:text-style-name="P1" draw:layer="layout" svg:width="15cm" svg:height="2cm" svg:x="10cm" svg:y="7.5cm">
          <text:p/>
        </draw:rect>
        <draw:frame draw:style-name="gr28" draw:text-style-name="P16" draw:layer="layout" svg:width="6.5cm" svg:height="1cm" svg:x="9.5cm" svg:y="6.5cm">
          <draw:text-box>
            <text:p><text:span text:style-name="T17">Description:</text:span></text:p>
          </draw:text-box>
        </draw:frame>
        <draw:frame draw:style-name="gr28" draw:text-style-name="P16" draw:layer="layout" svg:width="6.5cm" svg:height="1cm" svg:x="9.5cm" svg:y="9.8cm">
          <draw:text-box>
            <text:p><text:span text:style-name="T17">Logo:</text:span></text:p>
          </draw:text-box>
        </draw:frame>
        <draw:rect draw:style-name="gr29" draw:text-style-name="P1" draw:layer="layout" svg:width="15cm" svg:height="2cm" svg:x="10cm" svg:y="10.8cm">
          <text:p text:style-name="P1">Current Tenant Logo</text:p>
        </draw:rect>
        <draw:rect draw:style-name="gr30" draw:text-style-name="P20" draw:layer="layout" svg:width="3.5cm" svg:height="0.5cm" svg:x="10cm" svg:y="16cm">
          <text:p text:style-name="P1"><text:span text:style-name="T10">Background</text:span></text:p>
        </draw:rect>
        <draw:rect draw:style-name="gr8" draw:text-style-name="P1" draw:layer="layout" svg:width="3cm" svg:height="1cm" svg:x="22cm" svg:y="13.3cm">
          <text:p text:style-name="P1"><text:span text:style-name="T17">Browse...</text:span></text:p>
        </draw:rect>
        <draw:frame draw:style-name="gr28" draw:text-style-name="P16" draw:layer="layout" svg:width="6.5cm" svg:height="1cm" svg:x="9.5cm" svg:y="15cm">
          <draw:text-box>
            <text:p><text:span text:style-name="T17">Color scheme:</text:span></text:p>
          </draw:text-box>
        </draw:frame>
        <draw:rect draw:style-name="gr30" draw:text-style-name="P20" draw:layer="layout" svg:width="3.5cm" svg:height="0.5cm" svg:x="14cm" svg:y="16cm">
          <text:p text:style-name="P1"><text:span text:style-name="T10">Foreground</text:span></text:p>
        </draw:rect>
        <draw:rect draw:style-name="gr30" draw:text-style-name="P20" draw:layer="layout" svg:width="3.5cm" svg:height="0.5cm" svg:x="18cm" svg:y="16cm">
          <text:p text:style-name="P1"><text:span text:style-name="T10">Font</text:span></text:p>
        </draw:rect>
        <draw:rect draw:style-name="gr30" draw:text-style-name="P20" draw:layer="layout" svg:width="3.5cm" svg:height="0.5cm" svg:x="10cm" svg:y="17cm">
          <text:p text:style-name="P1"><text:span text:style-name="T10">Option#4</text:span></text:p>
        </draw:rect>
        <draw:rect draw:style-name="gr30" draw:text-style-name="P20" draw:layer="layout" svg:width="3.5cm" svg:height="0.5cm" svg:x="14cm" svg:y="17cm">
          <text:p text:style-name="P1"><text:span text:style-name="T10">Option#5</text:span></text:p>
        </draw:rect>
        <draw:rect draw:style-name="gr30" draw:text-style-name="P20" draw:layer="layout" svg:width="3.5cm" svg:height="0.5cm" svg:x="18cm" svg:y="17cm">
          <text:p text:style-name="P1"><text:span text:style-name="T10">Option#6</text:span></text:p>
        </draw:rect>
        <draw:frame draw:style-name="gr28" draw:text-style-name="P21" draw:layer="layout" svg:width="6cm" svg:height="1cm" svg:x="16cm" svg:y="18cm">
          <draw:text-box>
            <text:p><text:span text:style-name="T26">Show advanced options</text:span></text:p>
          </draw:text-box>
        </draw:frame>
        <draw:rect draw:style-name="gr8" draw:text-style-name="P1" draw:layer="layout" svg:width="3cm" svg:height="1cm" svg:x="10cm" svg:y="19cm">
          <text:p text:style-name="P1"><text:span text:style-name="T17">Save</text:span></text:p>
        </draw:rect>
        <draw:rect draw:style-name="gr20" draw:text-style-name="P5" draw:layer="layout" svg:width="12cm" svg:height="1cm" svg:x="10cm" svg:y="13.3cm">
          <text:p text:style-name="P3"><text:span text:style-name="T2">file:///home/randy/newlogo.png</text:span></text:p>
        </draw:rect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  <draw:rect draw:style-name="gr8" draw:text-style-name="P1" draw:layer="layout" svg:width="5.5cm" svg:height="1cm" svg:x="20cm" svg:y="19cm">
          <text:p text:style-name="P1"><text:span text:style-name="T17">Restore default settings</text:span></text:p>
        </draw:rect>
        <draw:rect draw:style-name="gr8" draw:text-style-name="P1" draw:layer="layout" svg:width="3cm" svg:height="1cm" svg:x="13.5cm" svg:y="19cm">
          <text:p text:style-name="P1"><text:span text:style-name="T17">Cancel</text:span></text:p>
        </draw:rect>
      </draw:page>
      <draw:page draw:name="page15" draw:style-name="dp1" draw:master-page-name="Standard"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8"/></text:p>
          <text:p text:style-name="P9"><text:span text:style-name="T23"/></text:p>
          <text:p text:style-name="P9"><text:span text:style-name="T23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8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5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16">&gt;&gt;Tenant Settings</text:span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6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3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Tenant settings</text:span></text:p>
          </draw:text-box>
        </draw:frame>
        <draw:rect draw:style-name="gr1" draw:text-style-name="P1" draw:layer="layout" svg:width="15cm" svg:height="2cm" svg:x="10cm" svg:y="7.5cm">
          <text:p/>
        </draw:rect>
        <draw:frame draw:style-name="gr28" draw:text-style-name="P16" draw:layer="layout" svg:width="6.5cm" svg:height="1cm" svg:x="9.5cm" svg:y="6.5cm">
          <draw:text-box>
            <text:p><text:span text:style-name="T17">Description:</text:span></text:p>
          </draw:text-box>
        </draw:frame>
        <draw:frame draw:style-name="gr28" draw:text-style-name="P16" draw:layer="layout" svg:width="6.5cm" svg:height="1cm" svg:x="9.5cm" svg:y="9.8cm">
          <draw:text-box>
            <text:p><text:span text:style-name="T17">Logo:</text:span></text:p>
          </draw:text-box>
        </draw:frame>
        <draw:rect draw:style-name="gr29" draw:text-style-name="P1" draw:layer="layout" svg:width="15cm" svg:height="2cm" svg:x="10cm" svg:y="10.8cm">
          <text:p text:style-name="P1">Current Tenant Logo</text:p>
        </draw:rect>
        <draw:rect draw:style-name="gr8" draw:text-style-name="P1" draw:layer="layout" svg:width="3cm" svg:height="1cm" svg:x="22cm" svg:y="13.3cm">
          <text:p text:style-name="P1"><text:span text:style-name="T17">Browse...</text:span></text:p>
        </draw:rect>
        <draw:frame draw:style-name="gr28" draw:text-style-name="P16" draw:layer="layout" svg:width="6.5cm" svg:height="1cm" svg:x="9.5cm" svg:y="15cm">
          <draw:text-box>
            <text:p><text:span text:style-name="T17">Color scheme:</text:span></text:p>
          </draw:text-box>
        </draw:frame>
        <draw:frame draw:style-name="gr28" draw:text-style-name="P21" draw:layer="layout" svg:width="5cm" svg:height="1cm" svg:x="20cm" svg:y="18cm">
          <draw:text-box>
            <text:p><text:span text:style-name="T26">Show basic options</text:span></text:p>
          </draw:text-box>
        </draw:frame>
        <draw:rect draw:style-name="gr8" draw:text-style-name="P1" draw:layer="layout" svg:width="3cm" svg:height="1cm" svg:x="10cm" svg:y="19cm">
          <text:p text:style-name="P1"><text:span text:style-name="T17">Save</text:span></text:p>
        </draw:rect>
        <draw:rect draw:style-name="gr20" draw:text-style-name="P5" draw:layer="layout" svg:width="12cm" svg:height="1cm" svg:x="10cm" svg:y="13.3cm">
          <text:p text:style-name="P3"><text:span text:style-name="T2">file:///home/randy/newlogo.png</text:span></text:p>
        </draw:rect>
        <draw:rect draw:style-name="gr7" draw:text-style-name="P22" draw:layer="layout" svg:width="15cm" svg:height="2cm" svg:x="10cm" svg:y="16cm">
          <text:p text:style-name="P3"><text:span text:style-name="T10">CSS Code</text:span></text:p>
        </draw:rect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  <draw:rect draw:style-name="gr8" draw:text-style-name="P1" draw:layer="layout" svg:width="5.5cm" svg:height="1cm" svg:x="20cm" svg:y="19cm">
          <text:p text:style-name="P1"><text:span text:style-name="T17">Restore default settings</text:span></text:p>
        </draw:rect>
        <draw:rect draw:style-name="gr8" draw:text-style-name="P1" draw:layer="layout" svg:width="3cm" svg:height="1cm" svg:x="13.5cm" svg:y="19cm">
          <text:p text:style-name="P1"><text:span text:style-name="T17">Cancel</text:span></text:p>
        </draw:rect>
      </draw:page>
      <draw:page draw:name="page16" draw:style-name="dp1" draw:master-page-name="Standard"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3"><text:span text:style-name="T27"/></text:p>
          <text:p text:style-name="P9"><text:span text:style-name="T5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16">&gt;&gt;Edit Tenants</text:span></text:p>
          <text:p text:style-name="P9"><text:span text:style-name="T4">&gt;&gt;Approve Tenants</text:span></text:p>
          <text:p text:style-name="P3"><text:span text:style-name="T4">&gt;&gt;Create Tenant</text:span></text:p>
          <text:p text:style-name="P3"><text:span text:style-name="T4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  <text:p text:style-name="P3"><text:span text:style-name="T4">&gt;&gt;System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6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Edit tenants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9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1.4cm" svg:y="6.7cm">
          <text:p/>
        </draw:rect>
        <draw:rect draw:style-name="gr23" draw:text-style-name="P14" draw:layer="layout" svg:width="2.3cm" svg:height="0.8cm" svg:x="14.4cm" svg:y="6.7cm">
          <text:p text:style-name="P8"><text:span text:style-name="T14">Search</text:span></text:p>
        </draw:rect>
        <draw:frame draw:style-name="standard" draw:layer="layout" svg:width="16.199cm" svg:height="3.815cm" svg:x="9.8cm" svg:y="9.014cm">
          <table:table table:template-name="bw" table:use-first-row-styles="true" table:use-banding-rows-styles="true">
            <table:table-column table:style-name="co28"/>
            <table:table-column table:style-name="co29"/>
            <table:table-column table:style-name="co30"/>
            <table:table-column table:style-name="co31"/>
            <table:table-column table:style-name="co32"/>
            <table:table-row table:style-name="ro12" table:default-cell-style-name="ce9">
              <table:table-cell table:style-name="ce16">
                <text:p><text:span text:style-name="T28">Name</text:span></text:p>
              </table:table-cell>
              <table:table-cell>
                <text:p><text:span text:style-name="T11">Admin</text:span></text:p>
              </table:table-cell>
              <table:table-cell>
                <text:p><text:span text:style-name="T11">#WF Models</text:span></text:p>
              </table:table-cell>
              <table:table-cell table:style-name="ce3">
                <text:p><text:span text:style-name="T11">#WF Instances</text:span></text:p>
              </table:table-cell>
              <table:table-cell table:style-name="ce2">
                <text:p><text:span text:style-name="T28">#Users</text:span></text:p>
              </table:table-cell>
            </table:table-row>
            <table:table-row table:style-name="ro12" table:default-cell-style-name="ce6">
              <table:table-cell table:style-name="ce13">
                <text:p><text:span text:style-name="T21">Boszcz</text:span></text:p>
              </table:table-cell>
              <table:table-cell table:style-name="ce17">
                <text:p><text:span text:style-name="T21">John Doe</text:span></text:p>
              </table:table-cell>
              <table:table-cell table:style-name="ce11">
                <text:p><text:span text:style-name="T12">3</text:span></text:p>
              </table:table-cell>
              <table:table-cell>
                <text:p><text:span text:style-name="T2">9</text:span></text:p>
              </table:table-cell>
              <table:table-cell>
                <text:p><text:span text:style-name="T2">20</text:span></text:p>
              </table:table-cell>
            </table:table-row>
            <table:table-row table:style-name="ro12" table:default-cell-style-name="ce6">
              <table:table-cell table:style-name="ce13">
                <text:p><text:span text:style-name="T21">Simenz</text:span></text:p>
              </table:table-cell>
              <table:table-cell table:style-name="ce17">
                <text:p><text:span text:style-name="T21">Alice Wood</text:span></text:p>
              </table:table-cell>
              <table:table-cell table:style-name="ce11">
                <text:p><text:span text:style-name="T12">999</text:span></text:p>
              </table:table-cell>
              <table:table-cell>
                <text:p><text:span text:style-name="T2">800</text:span></text:p>
              </table:table-cell>
              <table:table-cell>
                <text:p><text:span text:style-name="T2">598</text:span></text:p>
              </table:table-cell>
            </table:table-row>
            <table:table-row table:style-name="ro12" table:default-cell-style-name="ce6">
              <table:table-cell table:style-name="ce13">
                <text:p><text:span text:style-name="T21">Deimlor</text:span></text:p>
              </table:table-cell>
              <table:table-cell table:style-name="ce17">
                <text:p><text:span text:style-name="T21">Peter Shaw</text:span></text:p>
              </table:table-cell>
              <table:table-cell table:style-name="ce11">
                <text:p><text:span text:style-name="T1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1</text:span></text:p>
              </table:table-cell>
            </table:table-row>
          </table:table>
          <draw:image xlink:href="Pictures/TablePreview11.svm" xlink:type="simple" xlink:show="embed" xlink:actuate="onLoad"/>
        </draw:frame>
        <draw:rect draw:style-name="gr1" draw:text-style-name="P1" draw:layer="layout" svg:width="0.5cm" svg:height="0.5cm" svg:x="8.7cm" svg:y="10.1cm">
          <text:p/>
        </draw:rect>
        <draw:rect draw:style-name="gr1" draw:text-style-name="P1" draw:layer="layout" svg:width="0.5cm" svg:height="0.5cm" svg:x="8.7cm" svg:y="11.1cm">
          <text:p/>
        </draw:rect>
        <draw:rect draw:style-name="gr1" draw:text-style-name="P1" draw:layer="layout" svg:width="0.5cm" svg:height="0.5cm" svg:x="8.7cm" svg:y="12.1cm">
          <text:p/>
        </draw:rect>
        <draw:frame draw:style-name="gr22" draw:text-style-name="P23" draw:layer="layout" svg:width="5cm" svg:height="0.738cm" svg:x="8.5cm" svg:y="14.162cm">
          <draw:text-box>
            <text:p><text:span text:style-name="T5">Selected tenants:</text:span></text:p>
          </draw:text-box>
        </draw:frame>
        <draw:frame draw:style-name="gr32" draw:text-style-name="P11" draw:layer="layout" svg:width="1.514cm" svg:height="0.64cm" svg:x="9.5cm" svg:y="15.4cm">
          <draw:text-box>
            <text:p><text:span text:style-name="T10">Delete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7" draw:style-name="dp1" draw:master-page-name="Standard"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3"><text:span text:style-name="T27"/></text:p>
          <text:p text:style-name="P9"><text:span text:style-name="T5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Edit Tenants</text:span></text:p>
          <text:p text:style-name="P9"><text:span text:style-name="T16">&gt;&gt;Approve Tenants</text:span></text:p>
          <text:p text:style-name="P3"><text:span text:style-name="T4">&gt;&gt;Create Tenant</text:span></text:p>
          <text:p text:style-name="P9"><text:span text:style-name="T4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  <text:p text:style-name="P3"><text:span text:style-name="T4">&gt;&gt;System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6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Approve tenants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9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1.4cm" svg:y="6.7cm">
          <text:p/>
        </draw:rect>
        <draw:rect draw:style-name="gr23" draw:text-style-name="P14" draw:layer="layout" svg:width="2.3cm" svg:height="0.8cm" svg:x="14.4cm" svg:y="6.7cm">
          <text:p text:style-name="P8"><text:span text:style-name="T14">Search</text:span></text:p>
        </draw:rect>
        <draw:frame draw:style-name="standard" draw:layer="layout" svg:width="11.975cm" svg:height="3.815cm" svg:x="9.8cm" svg:y="9.014cm">
          <table:table table:template-name="bw" table:use-first-row-styles="true" table:use-banding-rows-styles="true">
            <table:table-column table:style-name="co33"/>
            <table:table-column table:style-name="co34"/>
            <table:table-row table:style-name="ro12">
              <table:table-cell table:style-name="ce16">
                <text:p><text:span text:style-name="T28">Name</text:span></text:p>
              </table:table-cell>
              <table:table-cell table:style-name="ce9">
                <text:p><text:span text:style-name="T11">Admin</text:span></text:p>
              </table:table-cell>
            </table:table-row>
            <table:table-row table:style-name="ro12">
              <table:table-cell table:style-name="ce11">
                <text:p><text:span text:style-name="T12">Boszcz</text:span></text:p>
              </table:table-cell>
              <table:table-cell table:style-name="ce17">
                <text:p><text:span text:style-name="T21">John Doe</text:span></text:p>
              </table:table-cell>
            </table:table-row>
            <table:table-row table:style-name="ro12">
              <table:table-cell table:style-name="ce11">
                <text:p><text:span text:style-name="T12">Simenz</text:span></text:p>
              </table:table-cell>
              <table:table-cell table:style-name="ce17">
                <text:p><text:span text:style-name="T21">Alice Wood</text:span></text:p>
              </table:table-cell>
            </table:table-row>
            <table:table-row table:style-name="ro12">
              <table:table-cell table:style-name="ce11">
                <text:p><text:span text:style-name="T12">Deimlor</text:span></text:p>
              </table:table-cell>
              <table:table-cell table:style-name="ce17">
                <text:p><text:span text:style-name="T21">Peter Shaw</text:span></text:p>
              </table:table-cell>
            </table:table-row>
          </table:table>
          <draw:image xlink:href="Pictures/TablePreview12.svm" xlink:type="simple" xlink:show="embed" xlink:actuate="onLoad"/>
        </draw:frame>
        <draw:rect draw:style-name="gr1" draw:text-style-name="P1" draw:layer="layout" svg:width="0.5cm" svg:height="0.5cm" svg:x="8.7cm" svg:y="10.1cm">
          <text:p/>
        </draw:rect>
        <draw:rect draw:style-name="gr1" draw:text-style-name="P1" draw:layer="layout" svg:width="0.5cm" svg:height="0.5cm" svg:x="8.7cm" svg:y="11.1cm">
          <text:p/>
        </draw:rect>
        <draw:rect draw:style-name="gr1" draw:text-style-name="P1" draw:layer="layout" svg:width="0.5cm" svg:height="0.5cm" svg:x="8.7cm" svg:y="12.1cm">
          <text:p/>
        </draw:rect>
        <draw:frame draw:style-name="gr22" draw:text-style-name="P23" draw:layer="layout" svg:width="5cm" svg:height="0.738cm" svg:x="8.5cm" svg:y="14.162cm">
          <draw:text-box>
            <text:p><text:span text:style-name="T5">Selected tenants:</text:span></text:p>
          </draw:text-box>
        </draw:frame>
        <draw:frame draw:style-name="gr32" draw:text-style-name="P11" draw:layer="layout" svg:width="1.806cm" svg:height="0.64cm" svg:x="9.5cm" svg:y="15.4cm">
          <draw:text-box>
            <text:p><text:span text:style-name="T10">Approve</text:span></text:p>
          </draw:text-box>
        </draw:frame>
        <draw:frame draw:style-name="gr32" draw:text-style-name="P11" draw:layer="layout" svg:width="1.67cm" svg:height="0.64cm" svg:x="11.694cm" svg:y="15.36cm">
          <draw:text-box>
            <text:p><text:span text:style-name="T10">Decline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8" draw:style-name="dp1" draw:master-page-name="Standard"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3"><text:span text:style-name="T27"/></text:p>
          <text:p text:style-name="P9"><text:span text:style-name="T5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Edit Tenants</text:span></text:p>
          <text:p text:style-name="P9"><text:span text:style-name="T16">&gt;&gt;Approve Tenants</text:span></text:p>
          <text:p text:style-name="P3"><text:span text:style-name="T4">&gt;&gt;Create Tenant</text:span></text:p>
          <text:p text:style-name="P9"><text:span text:style-name="T4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  <text:p text:style-name="P3"><text:span text:style-name="T4">&gt;&gt;System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6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System settings</text:span></text:p>
          </draw:text-box>
        </draw:frame>
        <draw:rect draw:style-name="gr8" draw:text-style-name="P1" draw:layer="layout" svg:width="3cm" svg:height="1cm" svg:x="9.5cm" svg:y="18.5cm">
          <text:p text:style-name="P1"><text:span text:style-name="T17">Save</text:span></text:p>
        </draw:rect>
        <draw:g>
          <draw:rect draw:style-name="gr20" draw:text-style-name="P13" draw:layer="layout" svg:width="3.8cm" svg:height="0.817cm" svg:x="10.5cm" svg:y="7.6cm">
            <text:p text:style-name="P1"><text:span text:style-name="T14">INFO</text:span></text:p>
          </draw:rect>
          <draw:rect draw:style-name="gr19" draw:text-style-name="P1" draw:layer="layout" svg:width="1cm" svg:height="0.83cm" svg:x="14.3cm" svg:y="7.6cm">
            <text:p/>
          </draw:rect>
          <draw:custom-shape draw:style-name="gr21" draw:text-style-name="P1" draw:layer="layout" svg:width="0.5cm" svg:height="0.5cm" svg:x="14.5cm" svg:y="7.8cm">
            <text:p/>
  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20" draw:text-style-name="P14" draw:layer="layout" svg:width="4.8cm" svg:height="0.8cm" svg:x="10.5cm" svg:y="9.2cm">
            <text:p text:style-name="P8"><text:span text:style-name="T14">DEBUG</text:span></text:p>
          </draw:rect>
          <draw:rect draw:style-name="gr20" draw:text-style-name="P14" draw:layer="layout" svg:width="4.8cm" svg:height="0.8cm" svg:x="10.5cm" svg:y="8.4cm">
            <text:p text:style-name="P8"><text:span text:style-name="T14">TRACE</text:span></text:p>
          </draw:rect>
          <draw:rect draw:style-name="gr20" draw:text-style-name="P14" draw:layer="layout" svg:width="4.8cm" svg:height="0.8cm" svg:x="10.5cm" svg:y="10cm">
            <text:p text:style-name="P8"><text:span text:style-name="T14">INFO</text:span></text:p>
          </draw:rect>
          <draw:rect draw:style-name="gr20" draw:text-style-name="P14" draw:layer="layout" svg:width="4.8cm" svg:height="0.8cm" svg:x="10.5cm" svg:y="10.8cm">
            <text:p text:style-name="P8"><text:span text:style-name="T14">WARN</text:span></text:p>
          </draw:rect>
          <draw:rect draw:style-name="gr20" draw:text-style-name="P14" draw:layer="layout" svg:width="4.8cm" svg:height="0.8cm" svg:x="10.5cm" svg:y="11.6cm">
            <text:p text:style-name="P8"><text:span text:style-name="T14">ERROR</text:span></text:p>
          </draw:rect>
          <draw:rect draw:style-name="gr20" draw:text-style-name="P14" draw:layer="layout" svg:width="4.8cm" svg:height="0.8cm" svg:x="10.5cm" svg:y="9.2cm">
            <text:p text:style-name="P8"><text:span text:style-name="T14">DEBUG</text:span></text:p>
          </draw:rect>
          <draw:rect draw:style-name="gr20" draw:text-style-name="P14" draw:layer="layout" svg:width="4.8cm" svg:height="0.8cm" svg:x="10.5cm" svg:y="12.4cm">
            <text:p text:style-name="P8"><text:span text:style-name="T14">FATAL</text:span></text:p>
          </draw:rect>
        </draw:g>
        <draw:frame draw:style-name="gr22" draw:text-style-name="P23" draw:layer="layout" svg:width="4.7cm" svg:height="0.738cm" svg:x="9.5cm" svg:y="6.775cm">
          <draw:text-box>
            <text:p><text:span text:style-name="T5">Log level:</text:span></text:p>
          </draw:text-box>
        </draw:frame>
        <draw:rect draw:style-name="gr1" draw:text-style-name="P1" draw:layer="layout" svg:width="0.5cm" svg:height="0.5cm" svg:x="9.5cm" svg:y="16cm">
          <text:p/>
        </draw:rect>
        <draw:frame draw:style-name="gr22" draw:text-style-name="P24" draw:layer="layout" svg:width="9.2cm" svg:height="0.725cm" svg:x="10.1cm" svg:y="15.9cm">
          <draw:text-box>
            <text:p><text:span text:style-name="T29">Automatically approve all new tenants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9" draw:style-name="dp1" draw:master-page-name="Standard"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8"/></text:p>
          <text:p text:style-name="P9"><text:span text:style-name="T5"/></text:p>
          <text:p text:style-name="P9"><text:span text:style-name="T5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16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Edit Tenants</text:span></text:p>
          <text:p text:style-name="P9"><text:span text:style-name="T4">&gt;&gt;Approve Tenants</text:span></text:p>
          <text:p text:style-name="P3"><text:span text:style-name="T4">&gt;&gt;Create Tenant</text:span></text:p>
          <text:p text:style-name="P9"><text:span text:style-name="T4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  <text:p text:style-name="P3"><text:span text:style-name="T4">&gt;&gt;System Settings</text:span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6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User list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9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1.4cm" svg:y="6.7cm">
          <text:p/>
        </draw:rect>
        <draw:rect draw:style-name="gr23" draw:text-style-name="P14" draw:layer="layout" svg:width="2.3cm" svg:height="0.8cm" svg:x="14.4cm" svg:y="6.7cm">
          <text:p text:style-name="P8"><text:span text:style-name="T14">Search</text:span></text:p>
        </draw:rect>
        <draw:frame draw:style-name="standard" draw:layer="layout" svg:width="16.079cm" svg:height="4.224cm" svg:x="10cm" svg:y="10.014cm">
          <table:table table:template-name="bw" table:use-first-row-styles="true" table:use-banding-rows-styles="true">
            <table:table-column table:style-name="co35"/>
            <table:table-column table:style-name="co36"/>
            <table:table-column table:style-name="co37"/>
            <table:table-column table:style-name="co38"/>
            <table:table-row table:style-name="ro12" table:default-cell-style-name="ce9">
              <table:table-cell>
                <text:p><text:span text:style-name="T11">Username</text:span></text:p>
              </table:table-cell>
              <table:table-cell>
                <text:p><text:span text:style-name="T11">Real Name</text:span></text:p>
              </table:table-cell>
              <table:table-cell>
                <text:p><text:span text:style-name="T11">E-mail Address</text:span></text:p>
              </table:table-cell>
              <table:table-cell table:style-name="ce3"/>
            </table:table-row>
            <table:table-row table:style-name="ro12" table:default-cell-style-name="ce11">
              <table:table-cell table:style-name="ce14">
                <text:p><text:span text:style-name="T24">JohnDecidR</text:span></text:p>
              </table:table-cell>
              <table:table-cell>
                <text:p><text:span text:style-name="T12">John Doe</text:span></text:p>
              </table:table-cell>
              <table:table-cell>
                <text:p><text:span text:style-name="T12">johndoe@yahu.com</text:span></text:p>
              </table:table-cell>
              <table:table-cell table:style-name="ce15">
                <text:p><text:span text:style-name="T21">Edit</text:span></text:p>
              </table:table-cell>
            </table:table-row>
            <table:table-row table:style-name="ro12" table:default-cell-style-name="ce11">
              <table:table-cell table:style-name="ce14">
                <text:p><text:span text:style-name="T24">Alice_Bosch</text:span></text:p>
              </table:table-cell>
              <table:table-cell>
                <text:p><text:span text:style-name="T12">Alice Wood</text:span></text:p>
              </table:table-cell>
              <table:table-cell>
                <text:p><text:span text:style-name="T12">woodae@studi.informatik.uni-stuttgart.de</text:span></text:p>
              </table:table-cell>
              <table:table-cell table:style-name="ce3">
                <text:p><text:span text:style-name="T21">Edit</text:span></text:p>
              </table:table-cell>
            </table:table-row>
            <table:table-row table:style-name="ro12" table:default-cell-style-name="ce11">
              <table:table-cell table:style-name="ce14">
                <text:p><text:span text:style-name="T24">Peter_Daimler</text:span></text:p>
              </table:table-cell>
              <table:table-cell>
                <text:p><text:span text:style-name="T12">Peter Shaw</text:span></text:p>
              </table:table-cell>
              <table:table-cell>
                <text:p><text:span text:style-name="T12">ninjaboy1991@gagglemail.com</text:span></text:p>
              </table:table-cell>
              <table:table-cell table:style-name="ce3">
                <text:p><text:span text:style-name="T21">Edit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26" draw:text-style-name="P11" draw:layer="layout" svg:width="2.195cm" svg:height="0.64cm" svg:x="8.5cm" svg:y="8.86cm">
          <draw:text-box>
            <text:p><text:span text:style-name="T10">Invite user.</text:span></text:p>
          </draw:text-box>
        </draw:frame>
        <draw:frame draw:style-name="gr26" draw:text-style-name="P11" draw:layer="layout" svg:width="3.698cm" svg:height="0.64cm" svg:x="9.186cm" svg:y="15.86cm">
          <draw:text-box>
            <text:p><text:span text:style-name="T10">Remove from tenant</text:span></text:p>
          </draw:text-box>
        </draw:frame>
        <draw:rect draw:style-name="gr1" draw:text-style-name="P1" draw:layer="layout" svg:width="0.5cm" svg:height="0.5cm" svg:x="8.8cm" svg:y="11.1cm">
          <text:p/>
        </draw:rect>
        <draw:rect draw:style-name="gr1" draw:text-style-name="P1" draw:layer="layout" svg:width="0.5cm" svg:height="0.5cm" svg:x="8.8cm" svg:y="12.1cm">
          <text:p/>
        </draw:rect>
        <draw:rect draw:style-name="gr1" draw:text-style-name="P1" draw:layer="layout" svg:width="0.5cm" svg:height="0.5cm" svg:x="8.8cm" svg:y="13.1cm">
          <text:p/>
        </draw:rect>
        <draw:frame draw:style-name="gr22" draw:text-style-name="P19" draw:layer="layout" svg:width="4.5cm" svg:height="0.738cm" svg:x="8.5cm" svg:y="14.775cm">
          <draw:text-box>
            <text:p><text:span text:style-name="T25">Selected users: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  <draw:frame draw:style-name="gr26" draw:text-style-name="P11" draw:layer="layout" svg:width="3.487cm" svg:height="0.64cm" svg:x="13.302cm" svg:y="15.86cm">
          <draw:text-box>
            <text:p><text:span text:style-name="T10">Deactivate account</text:span></text:p>
          </draw:text-box>
        </draw:frame>
        <draw:frame draw:style-name="gr26" draw:text-style-name="P11" draw:layer="layout" svg:width="3.076cm" svg:height="0.64cm" svg:x="17.253cm" svg:y="15.86cm">
          <draw:text-box>
            <text:p><text:span text:style-name="T10">Activate accou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-45_20_Degrees" draw:display-name="Black -45 Degrees" draw:style="single" draw:color="#000000" draw:distance="0.102cm" draw:rotation="3150"/>
    <draw:fill-image draw:name="Sky" xlink:href="Pictures/100000000000005E0000005E2FA489E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ext:style-name="bw3"/>
      <table:last-row text:style-name="bw3"/>
      <table:first-column text:style-name="bw3"/>
      <table:last-column text:style-name="bw3"/>
      <table:odd-rows text:style-name="bw2"/>
      <table:odd-columns text:style-name="bw2"/>
      <table:body text:style-name="bw1"/>
    </table:table-templat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nas Schlaak</meta:initial-creator>
    <meta:creation-date>2008-12-31T10:12:24.04</meta:creation-date>
    <dc:date>2009-03-22T15:46:47.78</dc:date>
    <dc:creator>Daniel Huss</dc:creator>
    <meta:editing-duration>PT20H02M46S</meta:editing-duration>
    <meta:editing-cycles>156</meta:editing-cycles>
    <meta:generator>OpenOffice.org/3.0$Win32 OpenOffice.org_project/300m15$Build-9379</meta:generator>
    <meta:document-statistic meta:object-count="617"/>
    <meta:user-defined meta:name="Info 1"/>
    <meta:user-defined meta:name="Info 2"/>
    <meta:user-defined meta:name="Info 3"/>
    <meta:user-defined meta:name="Info 4"/>
  </office:meta>
</office:document-meta>
</file>